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5.999cm" svg:height="8.999cm" svg:x="17.384cm" svg:y="0cm">
            <draw:object draw:notify-on-update-of-ranges="Sheet1.A2:Sheet1.A2 Sheet1.A3:Sheet1.A17 Sheet1.B2:Sheet1.B2 Sheet1.B3:Sheet1.B17 Sheet1.C2:Sheet1.C2 Sheet1.C3:Sheet1.C17 Sheet1.D2:Sheet1.D2 Sheet1.D3:Sheet1.D17 Sheet1.E2:Sheet1.E2 Sheet1.E3:Sheet1.E17 Sheet1.F2:Sheet1.F2 Sheet1.F3:Sheet1.F17 Sheet1.G2:Sheet1.G2 Sheet1.G3:Sheet1.G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4.289cm" svg:height="8.991cm" svg:x="10.828cm" svg:y="13.677cm">
            <draw:object draw:notify-on-update-of-ranges="Sheet1.A31:Sheet1.A31 Sheet1.A32:Sheet1.A43 Sheet1.B31:Sheet1.B31 Sheet1.B32:Sheet1.B43 Sheet1.C31:Sheet1.C31 Sheet1.C32:Sheet1.C43 Sheet1.D31:Sheet1.D31 Sheet1.D32:Sheet1.D43 Sheet1.E31:Sheet1.E31 Sheet1.E32:Sheet1.E43 Sheet1.F31:Sheet1.F31 Sheet1.F32:Sheet1.F43 Sheet1.G31:Sheet1.G31 Sheet1.G32:Sheet1.G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5.907cm" svg:y="22.417cm">
            <draw:object draw:notify-on-update-of-ranges="Sheet1.A51:Sheet1.A51 Sheet1.A52:Sheet1.A64 Sheet1.B51:Sheet1.B51 Sheet1.B52:Sheet1.B64 Sheet1.C51:Sheet1.C51 Sheet1.C52:Sheet1.C64 Sheet1.D51:Sheet1.D51 Sheet1.D52:Sheet1.D64 Sheet1.E51:Sheet1.E51 Sheet1.E52:Sheet1.E64 Sheet1.F51:Sheet1.F51 Sheet1.F52:Sheet1.F64 Sheet1.G51:Sheet1.G51 Sheet1.G52:Sheet1.G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15.907cm" svg:y="30.005cm">
            <draw:object draw:notify-on-update-of-ranges="Sheet1.A68:Sheet1.A68 Sheet1.A69:Sheet1.A87 Sheet1.B68:Sheet1.B68 Sheet1.B69:Sheet1.B87 Sheet1.C68:Sheet1.C68 Sheet1.C69:Sheet1.C87 Sheet1.D68:Sheet1.D68 Sheet1.D69:Sheet1.D87 Sheet1.E68:Sheet1.E68 Sheet1.E69:Sheet1.E87 Sheet1.F68:Sheet1.F68 Sheet1.F69:Sheet1.F87 Sheet1.G68:Sheet1.G68 Sheet1.G69:Sheet1.G8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19.033cm" svg:y="38.677cm">
            <draw:object draw:notify-on-update-of-ranges="Sheet1.A90:Sheet1.A90 Sheet1.A91:Sheet1.A98 Sheet1.B90:Sheet1.B90 Sheet1.B91:Sheet1.B98 Sheet1.C90:Sheet1.C90 Sheet1.C91:Sheet1.C98 Sheet1.D90:Sheet1.D90 Sheet1.D91:Sheet1.D98 Sheet1.E90:Sheet1.E90 Sheet1.E91:Sheet1.E98 Sheet1.F90:Sheet1.F90 Sheet1.F91:Sheet1.F98 Sheet1.G90:Sheet1.G90 Sheet1.G91:Sheet1.G9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5.907cm" svg:y="44.735cm">
            <draw:object draw:notify-on-update-of-ranges="Sheet1.A101:Sheet1.A101 Sheet1.A102:Sheet1.A114 Sheet1.B101:Sheet1.B101 Sheet1.B102:Sheet1.B114 Sheet1.C101:Sheet1.C101 Sheet1.C102:Sheet1.C114 Sheet1.D101:Sheet1.D101 Sheet1.D102:Sheet1.D114 Sheet1.E101:Sheet1.E101 Sheet1.E102:Sheet1.E114 Sheet1.F101:Sheet1.F101 Sheet1.F102:Sheet1.F114 Sheet1.G101:Sheet1.G101 Sheet1.G102:Sheet1.G1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5.907cm" svg:y="51.669cm">
            <draw:object draw:notify-on-update-of-ranges="Sheet1.A117:Sheet1.A117 Sheet1.A118:Sheet1.A129 Sheet1.B117:Sheet1.B117 Sheet1.B118:Sheet1.B129 Sheet1.C117:Sheet1.C117 Sheet1.C118:Sheet1.C129 Sheet1.D117:Sheet1.D117 Sheet1.D118:Sheet1.D129 Sheet1.E117:Sheet1.E117 Sheet1.E118:Sheet1.E129 Sheet1.F117:Sheet1.F117 Sheet1.F118:Sheet1.F129 Sheet1.G117:Sheet1.G117 Sheet1.G118:Sheet1.G12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15.907cm" svg:y="60.357cm">
            <draw:object draw:notify-on-update-of-ranges="Sheet1.A136:Sheet1.A136 Sheet1.A137:Sheet1.A154 Sheet1.B136:Sheet1.B136 Sheet1.B137:Sheet1.B154 Sheet1.C136:Sheet1.C136 Sheet1.C137:Sheet1.C154 Sheet1.D136:Sheet1.D136 Sheet1.D137:Sheet1.D154 Sheet1.E136:Sheet1.E136 Sheet1.E137:Sheet1.E154 Sheet1.F136:Sheet1.F136 Sheet1.F137:Sheet1.F154 Sheet1.G136:Sheet1.G136 Sheet1.G137:Sheet1.G15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5.907cm" svg:y="69.731cm">
            <draw:object draw:notify-on-update-of-ranges="Sheet1.A157:Sheet1.A157 Sheet1.A158:Sheet1.A165 Sheet1.B157:Sheet1.B157 Sheet1.B158:Sheet1.B165 Sheet1.C157:Sheet1.C157 Sheet1.C158:Sheet1.C165 Sheet1.D157:Sheet1.D157 Sheet1.D158:Sheet1.D165 Sheet1.E157:Sheet1.E157 Sheet1.E158:Sheet1.E165 Sheet1.F157:Sheet1.F157 Sheet1.F158:Sheet1.F165 Sheet1.G157:Sheet1.G157 Sheet1.G158:Sheet1.G16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15.999cm" svg:height="8.999cm" svg:x="18.281cm" svg:y="82.005cm">
            <draw:object draw:notify-on-update-of-ranges="Sheet1.A188:Sheet1.A188 Sheet1.A189:Sheet1.A196 Sheet1.B188:Sheet1.B188 Sheet1.B189:Sheet1.B196 Sheet1.C188:Sheet1.C188 Sheet1.C189:Sheet1.C196 Sheet1.D188:Sheet1.D188 Sheet1.D189:Sheet1.D196 Sheet1.E188:Sheet1.E188 Sheet1.E189:Sheet1.E196 Sheet1.F188:Sheet1.F188 Sheet1.F189:Sheet1.F196 Sheet1.G188:Sheet1.G188 Sheet1.G189:Sheet1.G19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15.999cm" svg:height="8.999cm" svg:x="15.907cm" svg:y="88.924cm">
            <draw:object draw:notify-on-update-of-ranges="Sheet1.A200:Sheet1.A200 Sheet1.A201:Sheet1.A217 Sheet1.B200:Sheet1.B200 Sheet1.B201:Sheet1.B217 Sheet1.C200:Sheet1.C200 Sheet1.C201:Sheet1.C217 Sheet1.D200:Sheet1.D200 Sheet1.D201:Sheet1.D217 Sheet1.E200:Sheet1.E200 Sheet1.E201:Sheet1.E217 Sheet1.F200:Sheet1.F200 Sheet1.F201:Sheet1.F217 Sheet1.G200:Sheet1.G200 Sheet1.G201:Sheet1.G21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15.999cm" svg:height="8.999cm" svg:x="15.907cm" svg:y="103.654cm">
            <draw:object draw:notify-on-update-of-ranges="Sheet1.A233:Sheet1.A233 Sheet1.A234:Sheet1.A246 Sheet1.B233:Sheet1.B233 Sheet1.B234:Sheet1.B246 Sheet1.C233:Sheet1.C233 Sheet1.C234:Sheet1.C246 Sheet1.D233:Sheet1.D233 Sheet1.D234:Sheet1.D246 Sheet1.E233:Sheet1.E233 Sheet1.E234:Sheet1.E246 Sheet1.F233:Sheet1.F233 Sheet1.F234:Sheet1.F246 Sheet1.G233:Sheet1.G233 Sheet1.G234:Sheet1.G24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15.999cm" svg:height="8.999cm" svg:x="15.907cm" svg:y="113.473cm">
            <draw:object draw:notify-on-update-of-ranges="Sheet1.A255:Sheet1.A255 Sheet1.A256:Sheet1.A270 Sheet1.B255:Sheet1.B255 Sheet1.B256:Sheet1.B270 Sheet1.C255:Sheet1.C255 Sheet1.C256:Sheet1.C270 Sheet1.D255:Sheet1.D255 Sheet1.D256:Sheet1.D270 Sheet1.E255:Sheet1.E255 Sheet1.E256:Sheet1.E270 Sheet1.F255:Sheet1.F255 Sheet1.F256:Sheet1.F270 Sheet1.G255:Sheet1.G255 Sheet1.G256:Sheet1.G2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15.999cm" svg:height="8.999cm" svg:x="15.907cm" svg:y="121.954cm">
            <draw:object draw:notify-on-update-of-ranges="Sheet1.A274:Sheet1.A274 Sheet1.A275:Sheet1.A288 Sheet1.B274:Sheet1.B274 Sheet1.B275:Sheet1.B288 Sheet1.C274:Sheet1.C274 Sheet1.C275:Sheet1.C288 Sheet1.D274:Sheet1.D274 Sheet1.D275:Sheet1.D288 Sheet1.E274:Sheet1.E274 Sheet1.E275:Sheet1.E288 Sheet1.F274:Sheet1.F274 Sheet1.F275:Sheet1.F288 Sheet1.G274:Sheet1.G274 Sheet1.G275:Sheet1.G28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svg:width="15.999cm" svg:height="8.999cm" svg:x="15.907cm" svg:y="132.667cm">
            <draw:object draw:notify-on-update-of-ranges="Sheet1.A298:Sheet1.A298 Sheet1.A299:Sheet1.A313 Sheet1.B298:Sheet1.B298 Sheet1.B299:Sheet1.B313 Sheet1.C298:Sheet1.C298 Sheet1.C299:Sheet1.C313 Sheet1.D298:Sheet1.D298 Sheet1.D299:Sheet1.D313 Sheet1.E298:Sheet1.E298 Sheet1.E299:Sheet1.E313 Sheet1.F298:Sheet1.F298 Sheet1.F299:Sheet1.F313 Sheet1.G298:Sheet1.G298 Sheet1.G299:Sheet1.G31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svg:width="15.999cm" svg:height="8.999cm" svg:x="15.907cm" svg:y="141.147cm">
            <draw:object draw:notify-on-update-of-ranges="Sheet1.A317:Sheet1.A317 Sheet1.A318:Sheet1.A329 Sheet1.B317:Sheet1.B317 Sheet1.B318:Sheet1.B329 Sheet1.C317:Sheet1.C317 Sheet1.C318:Sheet1.C329 Sheet1.D317:Sheet1.D317 Sheet1.D318:Sheet1.D329 Sheet1.E317:Sheet1.E317 Sheet1.E318:Sheet1.E329 Sheet1.F317:Sheet1.F317 Sheet1.F318:Sheet1.F329 Sheet1.G317:Sheet1.G317 Sheet1.G318:Sheet1.G32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svg:width="15.999cm" svg:height="8.999cm" svg:x="15.907cm" svg:y="150.521cm">
            <draw:object draw:notify-on-update-of-ranges="Sheet1.A338:Sheet1.A338 Sheet1.A339:Sheet1.A354 Sheet1.B338:Sheet1.B338 Sheet1.B339:Sheet1.B354 Sheet1.C338:Sheet1.C338 Sheet1.C339:Sheet1.C354 Sheet1.D338:Sheet1.D338 Sheet1.D339:Sheet1.D354 Sheet1.E338:Sheet1.E338 Sheet1.E339:Sheet1.E354 Sheet1.F338:Sheet1.F338 Sheet1.F339:Sheet1.F354 Sheet1.G338:Sheet1.G338 Sheet1.G339:Sheet1.G35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svg:width="15.999cm" svg:height="8.999cm" svg:x="15.907cm" svg:y="159.448cm">
            <draw:object draw:notify-on-update-of-ranges="Sheet1.A358:Sheet1.A358 Sheet1.A359:Sheet1.A367 Sheet1.B358:Sheet1.B358 Sheet1.B359:Sheet1.B367 Sheet1.C358:Sheet1.C358 Sheet1.C359:Sheet1.C367 Sheet1.D358:Sheet1.D358 Sheet1.D359:Sheet1.D367 Sheet1.E358:Sheet1.E358 Sheet1.E359:Sheet1.E367 Sheet1.F358:Sheet1.F358 Sheet1.F359:Sheet1.F367 Sheet1.G358:Sheet1.G358 Sheet1.G359:Sheet1.G367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svg:width="15.999cm" svg:height="8.999cm" svg:x="15.907cm" svg:y="167.929cm">
            <draw:object draw:notify-on-update-of-ranges="Sheet1.A377:Sheet1.A389 Sheet1.B377:Sheet1.B389 Sheet1.C377:Sheet1.C389 Sheet1.D377:Sheet1.D389 Sheet1.E377:Sheet1.E389 Sheet1.F377:Sheet1.F389 Sheet1.G377:Sheet1.G38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svg:width="15.999cm" svg:height="8.999cm" svg:x="15.907cm" svg:y="175.07cm">
            <draw:object draw:notify-on-update-of-ranges="Sheet1.A393:Sheet1.A393 Sheet1.A394:Sheet1.A403 Sheet1.B393:Sheet1.B393 Sheet1.B394:Sheet1.B403 Sheet1.C393:Sheet1.C393 Sheet1.C394:Sheet1.C403 Sheet1.D393:Sheet1.D393 Sheet1.D394:Sheet1.D403 Sheet1.E393:Sheet1.E393 Sheet1.E394:Sheet1.E403 Sheet1.F393:Sheet1.F393 Sheet1.F394:Sheet1.F403 Sheet1.G393:Sheet1.G393 Sheet1.G394:Sheet1.G40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svg:width="15.999cm" svg:height="8.999cm" svg:x="15.907cm" svg:y="183.551cm">
            <draw:object draw:notify-on-update-of-ranges="Sheet1.A412:Sheet1.A412 Sheet1.A413:Sheet1.A425 Sheet1.B412:Sheet1.B412 Sheet1.B413:Sheet1.B425 Sheet1.C412:Sheet1.C412 Sheet1.C413:Sheet1.C425 Sheet1.D412:Sheet1.D412 Sheet1.D413:Sheet1.D425 Sheet1.E412:Sheet1.E412 Sheet1.E413:Sheet1.E425 Sheet1.F412:Sheet1.F412 Sheet1.F413:Sheet1.F425 Sheet1.G412:Sheet1.G412 Sheet1.G413:Sheet1.G4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svg:width="15.999cm" svg:height="8.999cm" svg:x="15.907cm" svg:y="191.139cm">
            <draw:object draw:notify-on-update-of-ranges="Sheet1.A429:Sheet1.A429 Sheet1.A430:Sheet1.A439 Sheet1.B429:Sheet1.B429 Sheet1.B430:Sheet1.B439 Sheet1.C429:Sheet1.C429 Sheet1.C430:Sheet1.C439 Sheet1.D429:Sheet1.D429 Sheet1.D430:Sheet1.D439 Sheet1.E429:Sheet1.E429 Sheet1.E430:Sheet1.E439 Sheet1.F429:Sheet1.F429 Sheet1.F430:Sheet1.F439 Sheet1.G429:Sheet1.G429 Sheet1.G430:Sheet1.G43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svg:width="15.999cm" svg:height="8.999cm" svg:x="15.907cm" svg:y="202.298cm">
            <draw:object draw:notify-on-update-of-ranges="Sheet1.A454:Sheet1.A454 Sheet1.A455:Sheet1.A460 Sheet1.B454:Sheet1.B454 Sheet1.B455:Sheet1.B460 Sheet1.C454:Sheet1.C454 Sheet1.C455:Sheet1.C460 Sheet1.D454:Sheet1.D454 Sheet1.D455:Sheet1.D460 Sheet1.E454:Sheet1.E454 Sheet1.E455:Sheet1.E460 Sheet1.F454:Sheet1.F454 Sheet1.F455:Sheet1.F460 Sheet1.G454:Sheet1.G454 Sheet1.G455:Sheet1.G46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svg:width="15.999cm" svg:height="8.999cm" svg:x="15.907cm" svg:y="208.993cm">
            <draw:object draw:notify-on-update-of-ranges="Sheet1.A469:Sheet1.A469 Sheet1.A470:Sheet1.A482 Sheet1.B469:Sheet1.B469 Sheet1.B470:Sheet1.B482 Sheet1.C469:Sheet1.C469 Sheet1.C470:Sheet1.C482 Sheet1.D469:Sheet1.D469 Sheet1.D470:Sheet1.D482 Sheet1.E469:Sheet1.E469 Sheet1.E470:Sheet1.E482 Sheet1.F469:Sheet1.F469 Sheet1.F470:Sheet1.F482 Sheet1.G469:Sheet1.G469 Sheet1.G470:Sheet1.G482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"</text:p>
          </table:table-cell>
        </table:table-row>
        <table:table-row table:style-name="ro1"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 table:number-columns-repeated="2"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[1]</text:p>
          </table:table-cell>
          <table:table-cell office:value-type="string">
            <text:p>"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"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4/07/2012</text:date>, <text:time>11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ket Choudhary</meta:initial-creator>
    <meta:creation-date>2012-07-04T10:22:43</meta:creation-date>
    <dc:date>2012-07-04T11:24:43</dc:date>
    <dc:creator>Saket Choudhary</dc:creator>
    <meta:editing-duration>PT55M16S</meta:editing-duration>
    <meta:editing-cycles>4</meta:editing-cycles>
    <meta:generator>OpenOffice.org/3.3$Unix OpenOffice.org_project/330m20$Build-9567</meta:generator>
    <meta:document-statistic meta:table-count="3" meta:cell-count="2928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63cm" svg:y="0.315cm" chart:style-name="ch2">
          <text:p>hCluster Method= average distance Method = euclidean</text:p>
        </chart:title>
        <chart:legend chart:legend-position="end" svg:x="14.175cm" svg:y="3.014cm" chart:style-name="ch3"/>
        <chart:plot-area chart:style-name="ch4" table:cell-range-address="Sheet1.A2:Sheet1.G17" chart:data-source-has-labels="both" svg:x="0.77cm" svg:y="1.64cm" svg:width="12.765cm" svg:height="6.76cm">
          <chartooo:coordinate-region svg:x="1.439cm" svg:y="1.85cm" svg:width="11.684cm" svg:height="5.461cm"/>
          <chart:axis chart:dimension="x" chart:name="primary-x" chart:style-name="ch5">
            <chart:categories table:cell-range-address="Sheet1.A3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17" chart:label-cell-address="Sheet1.B2:Sheet1.B2" chart:class="chart:bar">
            <chart:data-point chart:repeated="15"/>
          </chart:series>
          <chart:series chart:style-name="ch9" chart:values-cell-range-address="Sheet1.C3:Sheet1.C17" chart:label-cell-address="Sheet1.C2:Sheet1.C2" chart:class="chart:bar">
            <chart:data-point chart:repeated="15"/>
          </chart:series>
          <chart:series chart:style-name="ch10" chart:values-cell-range-address="Sheet1.D3:Sheet1.D17" chart:label-cell-address="Sheet1.D2:Sheet1.D2" chart:class="chart:bar">
            <chart:data-point chart:repeated="15"/>
          </chart:series>
          <chart:series chart:style-name="ch11" chart:values-cell-range-address="Sheet1.E3:Sheet1.E17" chart:label-cell-address="Sheet1.E2:Sheet1.E2" chart:class="chart:bar">
            <chart:data-point chart:repeated="15"/>
          </chart:series>
          <chart:series chart:style-name="ch12" chart:values-cell-range-address="Sheet1.F3:Sheet1.F17" chart:label-cell-address="Sheet1.F2:Sheet1.F2" chart:class="chart:bar">
            <chart:data-point chart:repeated="15"/>
          </chart:series>
          <chart:series chart:style-name="ch13" chart:values-cell-range-address="Sheet1.G3:Sheet1.G17" chart:label-cell-address="Sheet1.G2:Sheet1.G2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:Sheet1.B2</svg:desc>
                </draw:g>
              </table:table-cell>
              <table:table-cell office:value-type="string">
                <text:p>EC6.2</text:p>
                <draw:g>
                  <svg:desc>Sheet1.C2:Sheet1.C2</svg:desc>
                </draw:g>
              </table:table-cell>
              <table:table-cell office:value-type="string">
                <text:p>EC6.3</text:p>
                <draw:g>
                  <svg:desc>Sheet1.D2:Sheet1.D2</svg:desc>
                </draw:g>
              </table:table-cell>
              <table:table-cell office:value-type="string">
                <text:p>EC6.4</text:p>
                <draw:g>
                  <svg:desc>Sheet1.E2:Sheet1.E2</svg:desc>
                </draw:g>
              </table:table-cell>
              <table:table-cell office:value-type="string">
                <text:p>EC6.5</text:p>
                <draw:g>
                  <svg:desc>Sheet1.F2:Sheet1.F2</svg:desc>
                </draw:g>
              </table:table-cell>
              <table:table-cell office:value-type="string">
                <text:p>EC6.6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:Sheet1.A17</svg:desc>
                </draw:g>
              </table:table-cell>
              <table:table-cell office:value-type="float" office:value="0">
                <text:p>0</text:p>
                <draw:g>
                  <svg:desc>Sheet1.B3:Sheet1.B17</svg:desc>
                </draw:g>
              </table:table-cell>
              <table:table-cell office:value-type="float" office:value="3">
                <text:p>3</text:p>
                <draw:g>
                  <svg:desc>Sheet1.C3:Sheet1.C17</svg:desc>
                </draw:g>
              </table:table-cell>
              <table:table-cell office:value-type="float" office:value="0">
                <text:p>0</text:p>
                <draw:g>
                  <svg:desc>Sheet1.D3:Sheet1.D17</svg:desc>
                </draw:g>
              </table:table-cell>
              <table:table-cell office:value-type="float" office:value="0">
                <text:p>0</text:p>
                <draw:g>
                  <svg:desc>Sheet1.E3:Sheet1.E17</svg:desc>
                </draw:g>
              </table:table-cell>
              <table:table-cell office:value-type="float" office:value="0">
                <text:p>0</text:p>
                <draw:g>
                  <svg:desc>Sheet1.F3:Sheet1.F17</svg:desc>
                </draw:g>
              </table:table-cell>
              <table:table-cell office:value-type="float" office:value="0">
                <text:p>0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68cm" svg:y="0.315cm" chart:style-name="ch2">
          <text:p>hCluster Method= single distance Method = minkowski</text:p>
        </chart:title>
        <chart:legend chart:legend-position="end" svg:x="14.175cm" svg:y="3.014cm" chart:style-name="ch3"/>
        <chart:plot-area chart:style-name="ch4" table:cell-range-address="Sheet1.A188:Sheet1.G196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189:Sheet1.A1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9:Sheet1.B196" chart:label-cell-address="Sheet1.B188:Sheet1.B188" chart:class="chart:bar">
            <chart:data-point chart:repeated="8"/>
          </chart:series>
          <chart:series chart:style-name="ch9" chart:values-cell-range-address="Sheet1.C189:Sheet1.C196" chart:label-cell-address="Sheet1.C188:Sheet1.C188" chart:class="chart:bar">
            <chart:data-point chart:repeated="8"/>
          </chart:series>
          <chart:series chart:style-name="ch10" chart:values-cell-range-address="Sheet1.D189:Sheet1.D196" chart:label-cell-address="Sheet1.D188:Sheet1.D188" chart:class="chart:bar">
            <chart:data-point chart:repeated="8"/>
          </chart:series>
          <chart:series chart:style-name="ch11" chart:values-cell-range-address="Sheet1.E189:Sheet1.E196" chart:label-cell-address="Sheet1.E188:Sheet1.E188" chart:class="chart:bar">
            <chart:data-point chart:repeated="8"/>
          </chart:series>
          <chart:series chart:style-name="ch12" chart:values-cell-range-address="Sheet1.F189:Sheet1.F196" chart:label-cell-address="Sheet1.F188:Sheet1.F188" chart:class="chart:bar">
            <chart:data-point chart:repeated="8"/>
          </chart:series>
          <chart:series chart:style-name="ch13" chart:values-cell-range-address="Sheet1.G189:Sheet1.G196" chart:label-cell-address="Sheet1.G188:Sheet1.G188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88:Sheet1.B188</svg:desc>
                </draw:g>
              </table:table-cell>
              <table:table-cell office:value-type="string">
                <text:p>EC6.2</text:p>
                <draw:g>
                  <svg:desc>Sheet1.C188:Sheet1.C188</svg:desc>
                </draw:g>
              </table:table-cell>
              <table:table-cell office:value-type="string">
                <text:p>EC6.3</text:p>
                <draw:g>
                  <svg:desc>Sheet1.D188:Sheet1.D188</svg:desc>
                </draw:g>
              </table:table-cell>
              <table:table-cell office:value-type="string">
                <text:p>EC6.4</text:p>
                <draw:g>
                  <svg:desc>Sheet1.E188:Sheet1.E188</svg:desc>
                </draw:g>
              </table:table-cell>
              <table:table-cell office:value-type="string">
                <text:p>EC6.5</text:p>
                <draw:g>
                  <svg:desc>Sheet1.F188:Sheet1.F188</svg:desc>
                </draw:g>
              </table:table-cell>
              <table:table-cell office:value-type="string">
                <text:p>EC6.6</text:p>
                <draw:g>
                  <svg:desc>Sheet1.G188:Sheet1.G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89:Sheet1.A196</svg:desc>
                </draw:g>
              </table:table-cell>
              <table:table-cell office:value-type="float" office:value="0">
                <text:p>0</text:p>
                <draw:g>
                  <svg:desc>Sheet1.B189:Sheet1.B196</svg:desc>
                </draw:g>
              </table:table-cell>
              <table:table-cell office:value-type="float" office:value="8">
                <text:p>8</text:p>
                <draw:g>
                  <svg:desc>Sheet1.C189:Sheet1.C196</svg:desc>
                </draw:g>
              </table:table-cell>
              <table:table-cell office:value-type="float" office:value="0">
                <text:p>0</text:p>
                <draw:g>
                  <svg:desc>Sheet1.D189:Sheet1.D196</svg:desc>
                </draw:g>
              </table:table-cell>
              <table:table-cell office:value-type="float" office:value="0">
                <text:p>0</text:p>
                <draw:g>
                  <svg:desc>Sheet1.E189:Sheet1.E196</svg:desc>
                </draw:g>
              </table:table-cell>
              <table:table-cell office:value-type="float" office:value="0">
                <text:p>0</text:p>
                <draw:g>
                  <svg:desc>Sheet1.F189:Sheet1.F196</svg:desc>
                </draw:g>
              </table:table-cell>
              <table:table-cell office:value-type="float" office:value="0">
                <text:p>0</text:p>
                <draw:g>
                  <svg:desc>Sheet1.G189:Sheet1.G196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59cm" svg:y="0.315cm" chart:style-name="ch2">
          <text:p>hCluster Method= complete distance Method = euclidean</text:p>
        </chart:title>
        <chart:legend chart:legend-position="end" svg:x="14.175cm" svg:y="3.014cm" chart:style-name="ch3"/>
        <chart:plot-area chart:style-name="ch4" table:cell-range-address="Sheet1.A200:Sheet1.G217" chart:data-source-has-labels="both" svg:x="0.77cm" svg:y="1.64cm" svg:width="12.765cm" svg:height="6.76cm">
          <chartooo:coordinate-region svg:x="1.439cm" svg:y="1.85cm" svg:width="11.639cm" svg:height="5.461cm"/>
          <chart:axis chart:dimension="x" chart:name="primary-x" chart:style-name="ch5">
            <chart:categories table:cell-range-address="Sheet1.A201:Sheet1.A2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1:Sheet1.B217" chart:label-cell-address="Sheet1.B200:Sheet1.B200" chart:class="chart:bar">
            <chart:data-point chart:repeated="17"/>
          </chart:series>
          <chart:series chart:style-name="ch9" chart:values-cell-range-address="Sheet1.C201:Sheet1.C217" chart:label-cell-address="Sheet1.C200:Sheet1.C200" chart:class="chart:bar">
            <chart:data-point chart:repeated="17"/>
          </chart:series>
          <chart:series chart:style-name="ch10" chart:values-cell-range-address="Sheet1.D201:Sheet1.D217" chart:label-cell-address="Sheet1.D200:Sheet1.D200" chart:class="chart:bar">
            <chart:data-point chart:repeated="17"/>
          </chart:series>
          <chart:series chart:style-name="ch11" chart:values-cell-range-address="Sheet1.E201:Sheet1.E217" chart:label-cell-address="Sheet1.E200:Sheet1.E200" chart:class="chart:bar">
            <chart:data-point chart:repeated="17"/>
          </chart:series>
          <chart:series chart:style-name="ch12" chart:values-cell-range-address="Sheet1.F201:Sheet1.F217" chart:label-cell-address="Sheet1.F200:Sheet1.F200" chart:class="chart:bar">
            <chart:data-point chart:repeated="17"/>
          </chart:series>
          <chart:series chart:style-name="ch13" chart:values-cell-range-address="Sheet1.G201:Sheet1.G217" chart:label-cell-address="Sheet1.G200:Sheet1.G200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00:Sheet1.B200</svg:desc>
                </draw:g>
              </table:table-cell>
              <table:table-cell office:value-type="string">
                <text:p>EC6.2</text:p>
                <draw:g>
                  <svg:desc>Sheet1.C200:Sheet1.C200</svg:desc>
                </draw:g>
              </table:table-cell>
              <table:table-cell office:value-type="string">
                <text:p>EC6.3</text:p>
                <draw:g>
                  <svg:desc>Sheet1.D200:Sheet1.D200</svg:desc>
                </draw:g>
              </table:table-cell>
              <table:table-cell office:value-type="string">
                <text:p>EC6.4</text:p>
                <draw:g>
                  <svg:desc>Sheet1.E200:Sheet1.E200</svg:desc>
                </draw:g>
              </table:table-cell>
              <table:table-cell office:value-type="string">
                <text:p>EC6.5</text:p>
                <draw:g>
                  <svg:desc>Sheet1.F200:Sheet1.F200</svg:desc>
                </draw:g>
              </table:table-cell>
              <table:table-cell office:value-type="string">
                <text:p>EC6.6</text:p>
                <draw:g>
                  <svg:desc>Sheet1.G200:Sheet1.G2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201:Sheet1.A217</svg:desc>
                </draw:g>
              </table:table-cell>
              <table:table-cell office:value-type="float" office:value="2">
                <text:p>2</text:p>
                <draw:g>
                  <svg:desc>Sheet1.B201:Sheet1.B217</svg:desc>
                </draw:g>
              </table:table-cell>
              <table:table-cell office:value-type="float" office:value="0">
                <text:p>0</text:p>
                <draw:g>
                  <svg:desc>Sheet1.C201:Sheet1.C217</svg:desc>
                </draw:g>
              </table:table-cell>
              <table:table-cell office:value-type="float" office:value="1">
                <text:p>1</text:p>
                <draw:g>
                  <svg:desc>Sheet1.D201:Sheet1.D217</svg:desc>
                </draw:g>
              </table:table-cell>
              <table:table-cell office:value-type="float" office:value="0">
                <text:p>0</text:p>
                <draw:g>
                  <svg:desc>Sheet1.E201:Sheet1.E217</svg:desc>
                </draw:g>
              </table:table-cell>
              <table:table-cell office:value-type="float" office:value="0">
                <text:p>0</text:p>
                <draw:g>
                  <svg:desc>Sheet1.F201:Sheet1.F217</svg:desc>
                </draw:g>
              </table:table-cell>
              <table:table-cell office:value-type="float" office:value="0">
                <text:p>0</text:p>
                <draw:g>
                  <svg:desc>Sheet1.G201:Sheet1.G217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18cm" svg:y="0.315cm" chart:style-name="ch2">
          <text:p>hCluster Method= complete distance Method = canberra</text:p>
        </chart:title>
        <chart:legend chart:legend-position="end" svg:x="14.175cm" svg:y="3.014cm" chart:style-name="ch3"/>
        <chart:plot-area chart:style-name="ch4" table:cell-range-address="Sheet1.A233:Sheet1.G246" chart:data-source-has-labels="both" svg:x="0.77cm" svg:y="1.64cm" svg:width="12.765cm" svg:height="6.76cm">
          <chartooo:coordinate-region svg:x="1.439cm" svg:y="1.85cm" svg:width="11.743cm" svg:height="5.461cm"/>
          <chart:axis chart:dimension="x" chart:name="primary-x" chart:style-name="ch5">
            <chart:categories table:cell-range-address="Sheet1.A234:Sheet1.A2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34:Sheet1.B246" chart:label-cell-address="Sheet1.B233:Sheet1.B233" chart:class="chart:bar">
            <chart:data-point chart:repeated="13"/>
          </chart:series>
          <chart:series chart:style-name="ch9" chart:values-cell-range-address="Sheet1.C234:Sheet1.C246" chart:label-cell-address="Sheet1.C233:Sheet1.C233" chart:class="chart:bar">
            <chart:data-point chart:repeated="13"/>
          </chart:series>
          <chart:series chart:style-name="ch10" chart:values-cell-range-address="Sheet1.D234:Sheet1.D246" chart:label-cell-address="Sheet1.D233:Sheet1.D233" chart:class="chart:bar">
            <chart:data-point chart:repeated="13"/>
          </chart:series>
          <chart:series chart:style-name="ch11" chart:values-cell-range-address="Sheet1.E234:Sheet1.E246" chart:label-cell-address="Sheet1.E233:Sheet1.E233" chart:class="chart:bar">
            <chart:data-point chart:repeated="13"/>
          </chart:series>
          <chart:series chart:style-name="ch12" chart:values-cell-range-address="Sheet1.F234:Sheet1.F246" chart:label-cell-address="Sheet1.F233:Sheet1.F233" chart:class="chart:bar">
            <chart:data-point chart:repeated="13"/>
          </chart:series>
          <chart:series chart:style-name="ch13" chart:values-cell-range-address="Sheet1.G234:Sheet1.G246" chart:label-cell-address="Sheet1.G233:Sheet1.G233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33:Sheet1.B233</svg:desc>
                </draw:g>
              </table:table-cell>
              <table:table-cell office:value-type="string">
                <text:p>EC6.2</text:p>
                <draw:g>
                  <svg:desc>Sheet1.C233:Sheet1.C233</svg:desc>
                </draw:g>
              </table:table-cell>
              <table:table-cell office:value-type="string">
                <text:p>EC6.3</text:p>
                <draw:g>
                  <svg:desc>Sheet1.D233:Sheet1.D233</svg:desc>
                </draw:g>
              </table:table-cell>
              <table:table-cell office:value-type="string">
                <text:p>EC6.4</text:p>
                <draw:g>
                  <svg:desc>Sheet1.E233:Sheet1.E233</svg:desc>
                </draw:g>
              </table:table-cell>
              <table:table-cell office:value-type="string">
                <text:p>EC6.5</text:p>
                <draw:g>
                  <svg:desc>Sheet1.F233:Sheet1.F233</svg:desc>
                </draw:g>
              </table:table-cell>
              <table:table-cell office:value-type="string">
                <text:p>EC6.6</text:p>
                <draw:g>
                  <svg:desc>Sheet1.G233:Sheet1.G2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234:Sheet1.A246</svg:desc>
                </draw:g>
              </table:table-cell>
              <table:table-cell office:value-type="float" office:value="0">
                <text:p>0</text:p>
                <draw:g>
                  <svg:desc>Sheet1.B234:Sheet1.B246</svg:desc>
                </draw:g>
              </table:table-cell>
              <table:table-cell office:value-type="float" office:value="8">
                <text:p>8</text:p>
                <draw:g>
                  <svg:desc>Sheet1.C234:Sheet1.C246</svg:desc>
                </draw:g>
              </table:table-cell>
              <table:table-cell office:value-type="float" office:value="0">
                <text:p>0</text:p>
                <draw:g>
                  <svg:desc>Sheet1.D234:Sheet1.D246</svg:desc>
                </draw:g>
              </table:table-cell>
              <table:table-cell office:value-type="float" office:value="0">
                <text:p>0</text:p>
                <draw:g>
                  <svg:desc>Sheet1.E234:Sheet1.E246</svg:desc>
                </draw:g>
              </table:table-cell>
              <table:table-cell office:value-type="float" office:value="0">
                <text:p>0</text:p>
                <draw:g>
                  <svg:desc>Sheet1.F234:Sheet1.F246</svg:desc>
                </draw:g>
              </table:table-cell>
              <table:table-cell office:value-type="float" office:value="0">
                <text:p>0</text:p>
                <draw:g>
                  <svg:desc>Sheet1.G234:Sheet1.G246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39cm" svg:y="0.315cm" chart:style-name="ch2">
          <text:p>hCluster Method= complete distance Method = minkowski</text:p>
        </chart:title>
        <chart:legend chart:legend-position="end" svg:x="14.175cm" svg:y="3.014cm" chart:style-name="ch3"/>
        <chart:plot-area chart:style-name="ch4" table:cell-range-address="Sheet1.A255:Sheet1.G270" chart:data-source-has-labels="both" svg:x="0.77cm" svg:y="1.64cm" svg:width="12.765cm" svg:height="6.76cm">
          <chartooo:coordinate-region svg:x="1.439cm" svg:y="1.85cm" svg:width="11.684cm" svg:height="5.461cm"/>
          <chart:axis chart:dimension="x" chart:name="primary-x" chart:style-name="ch5">
            <chart:categories table:cell-range-address="Sheet1.A256:Sheet1.A2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56:Sheet1.B270" chart:label-cell-address="Sheet1.B255:Sheet1.B255" chart:class="chart:bar">
            <chart:data-point chart:repeated="15"/>
          </chart:series>
          <chart:series chart:style-name="ch9" chart:values-cell-range-address="Sheet1.C256:Sheet1.C270" chart:label-cell-address="Sheet1.C255:Sheet1.C255" chart:class="chart:bar">
            <chart:data-point chart:repeated="15"/>
          </chart:series>
          <chart:series chart:style-name="ch10" chart:values-cell-range-address="Sheet1.D256:Sheet1.D270" chart:label-cell-address="Sheet1.D255:Sheet1.D255" chart:class="chart:bar">
            <chart:data-point chart:repeated="15"/>
          </chart:series>
          <chart:series chart:style-name="ch11" chart:values-cell-range-address="Sheet1.E256:Sheet1.E270" chart:label-cell-address="Sheet1.E255:Sheet1.E255" chart:class="chart:bar">
            <chart:data-point chart:repeated="15"/>
          </chart:series>
          <chart:series chart:style-name="ch12" chart:values-cell-range-address="Sheet1.F256:Sheet1.F270" chart:label-cell-address="Sheet1.F255:Sheet1.F255" chart:class="chart:bar">
            <chart:data-point chart:repeated="15"/>
          </chart:series>
          <chart:series chart:style-name="ch13" chart:values-cell-range-address="Sheet1.G256:Sheet1.G270" chart:label-cell-address="Sheet1.G255:Sheet1.G255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55:Sheet1.B255</svg:desc>
                </draw:g>
              </table:table-cell>
              <table:table-cell office:value-type="string">
                <text:p>EC6.2</text:p>
                <draw:g>
                  <svg:desc>Sheet1.C255:Sheet1.C255</svg:desc>
                </draw:g>
              </table:table-cell>
              <table:table-cell office:value-type="string">
                <text:p>EC6.3</text:p>
                <draw:g>
                  <svg:desc>Sheet1.D255:Sheet1.D255</svg:desc>
                </draw:g>
              </table:table-cell>
              <table:table-cell office:value-type="string">
                <text:p>EC6.4</text:p>
                <draw:g>
                  <svg:desc>Sheet1.E255:Sheet1.E255</svg:desc>
                </draw:g>
              </table:table-cell>
              <table:table-cell office:value-type="string">
                <text:p>EC6.5</text:p>
                <draw:g>
                  <svg:desc>Sheet1.F255:Sheet1.F255</svg:desc>
                </draw:g>
              </table:table-cell>
              <table:table-cell office:value-type="string">
                <text:p>EC6.6</text:p>
                <draw:g>
                  <svg:desc>Sheet1.G255:Sheet1.G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256:Sheet1.A270</svg:desc>
                </draw:g>
              </table:table-cell>
              <table:table-cell office:value-type="float" office:value="2">
                <text:p>2</text:p>
                <draw:g>
                  <svg:desc>Sheet1.B256:Sheet1.B270</svg:desc>
                </draw:g>
              </table:table-cell>
              <table:table-cell office:value-type="float" office:value="0">
                <text:p>0</text:p>
                <draw:g>
                  <svg:desc>Sheet1.C256:Sheet1.C270</svg:desc>
                </draw:g>
              </table:table-cell>
              <table:table-cell office:value-type="float" office:value="1">
                <text:p>1</text:p>
                <draw:g>
                  <svg:desc>Sheet1.D256:Sheet1.D270</svg:desc>
                </draw:g>
              </table:table-cell>
              <table:table-cell office:value-type="float" office:value="0">
                <text:p>0</text:p>
                <draw:g>
                  <svg:desc>Sheet1.E256:Sheet1.E270</svg:desc>
                </draw:g>
              </table:table-cell>
              <table:table-cell office:value-type="float" office:value="0">
                <text:p>0</text:p>
                <draw:g>
                  <svg:desc>Sheet1.F256:Sheet1.F270</svg:desc>
                </draw:g>
              </table:table-cell>
              <table:table-cell office:value-type="float" office:value="0">
                <text:p>0</text:p>
                <draw:g>
                  <svg:desc>Sheet1.G256:Sheet1.G27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18cm" svg:y="0.315cm" chart:style-name="ch2">
          <text:p>hCluster Method= mcquitty distance Method = euclidean</text:p>
        </chart:title>
        <chart:legend chart:legend-position="end" svg:x="14.175cm" svg:y="3.014cm" chart:style-name="ch3"/>
        <chart:plot-area chart:style-name="ch4" table:cell-range-address="Sheet1.A274:Sheet1.G288" chart:data-source-has-labels="both" svg:x="0.77cm" svg:y="1.64cm" svg:width="12.765cm" svg:height="6.76cm">
          <chartooo:coordinate-region svg:x="1.439cm" svg:y="1.85cm" svg:width="11.712cm" svg:height="5.461cm"/>
          <chart:axis chart:dimension="x" chart:name="primary-x" chart:style-name="ch5">
            <chart:categories table:cell-range-address="Sheet1.A275:Sheet1.A2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5:Sheet1.B288" chart:label-cell-address="Sheet1.B274:Sheet1.B274" chart:class="chart:bar">
            <chart:data-point chart:repeated="14"/>
          </chart:series>
          <chart:series chart:style-name="ch9" chart:values-cell-range-address="Sheet1.C275:Sheet1.C288" chart:label-cell-address="Sheet1.C274:Sheet1.C274" chart:class="chart:bar">
            <chart:data-point chart:repeated="14"/>
          </chart:series>
          <chart:series chart:style-name="ch10" chart:values-cell-range-address="Sheet1.D275:Sheet1.D288" chart:label-cell-address="Sheet1.D274:Sheet1.D274" chart:class="chart:bar">
            <chart:data-point chart:repeated="14"/>
          </chart:series>
          <chart:series chart:style-name="ch11" chart:values-cell-range-address="Sheet1.E275:Sheet1.E288" chart:label-cell-address="Sheet1.E274:Sheet1.E274" chart:class="chart:bar">
            <chart:data-point chart:repeated="14"/>
          </chart:series>
          <chart:series chart:style-name="ch12" chart:values-cell-range-address="Sheet1.F275:Sheet1.F288" chart:label-cell-address="Sheet1.F274:Sheet1.F274" chart:class="chart:bar">
            <chart:data-point chart:repeated="14"/>
          </chart:series>
          <chart:series chart:style-name="ch13" chart:values-cell-range-address="Sheet1.G275:Sheet1.G288" chart:label-cell-address="Sheet1.G274:Sheet1.G274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74:Sheet1.B274</svg:desc>
                </draw:g>
              </table:table-cell>
              <table:table-cell office:value-type="string">
                <text:p>EC6.2</text:p>
                <draw:g>
                  <svg:desc>Sheet1.C274:Sheet1.C274</svg:desc>
                </draw:g>
              </table:table-cell>
              <table:table-cell office:value-type="string">
                <text:p>EC6.3</text:p>
                <draw:g>
                  <svg:desc>Sheet1.D274:Sheet1.D274</svg:desc>
                </draw:g>
              </table:table-cell>
              <table:table-cell office:value-type="string">
                <text:p>EC6.4</text:p>
                <draw:g>
                  <svg:desc>Sheet1.E274:Sheet1.E274</svg:desc>
                </draw:g>
              </table:table-cell>
              <table:table-cell office:value-type="string">
                <text:p>EC6.5</text:p>
                <draw:g>
                  <svg:desc>Sheet1.F274:Sheet1.F274</svg:desc>
                </draw:g>
              </table:table-cell>
              <table:table-cell office:value-type="string">
                <text:p>EC6.6</text:p>
                <draw:g>
                  <svg:desc>Sheet1.G274:Sheet1.G2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275:Sheet1.A288</svg:desc>
                </draw:g>
              </table:table-cell>
              <table:table-cell office:value-type="float" office:value="0">
                <text:p>0</text:p>
                <draw:g>
                  <svg:desc>Sheet1.B275:Sheet1.B288</svg:desc>
                </draw:g>
              </table:table-cell>
              <table:table-cell office:value-type="float" office:value="8">
                <text:p>8</text:p>
                <draw:g>
                  <svg:desc>Sheet1.C275:Sheet1.C288</svg:desc>
                </draw:g>
              </table:table-cell>
              <table:table-cell office:value-type="float" office:value="0">
                <text:p>0</text:p>
                <draw:g>
                  <svg:desc>Sheet1.D275:Sheet1.D288</svg:desc>
                </draw:g>
              </table:table-cell>
              <table:table-cell office:value-type="float" office:value="0">
                <text:p>0</text:p>
                <draw:g>
                  <svg:desc>Sheet1.E275:Sheet1.E288</svg:desc>
                </draw:g>
              </table:table-cell>
              <table:table-cell office:value-type="float" office:value="0">
                <text:p>0</text:p>
                <draw:g>
                  <svg:desc>Sheet1.F275:Sheet1.F288</svg:desc>
                </draw:g>
              </table:table-cell>
              <table:table-cell office:value-type="float" office:value="0">
                <text:p>0</text:p>
                <draw:g>
                  <svg:desc>Sheet1.G275:Sheet1.G288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14cm" svg:y="0.315cm" chart:style-name="ch2">
          <text:p>hCluster Method= mcquitty distance Method = manhattan</text:p>
        </chart:title>
        <chart:legend chart:legend-position="end" svg:x="14.175cm" svg:y="3.014cm" chart:style-name="ch3"/>
        <chart:plot-area chart:style-name="ch4" table:cell-range-address="Sheet1.A298:Sheet1.G313" chart:data-source-has-labels="both" svg:x="0.77cm" svg:y="1.64cm" svg:width="12.765cm" svg:height="6.76cm">
          <chartooo:coordinate-region svg:x="1.23cm" svg:y="1.85cm" svg:width="11.897cm" svg:height="5.461cm"/>
          <chart:axis chart:dimension="x" chart:name="primary-x" chart:style-name="ch5">
            <chart:categories table:cell-range-address="Sheet1.A299:Sheet1.A3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99:Sheet1.B313" chart:label-cell-address="Sheet1.B298:Sheet1.B298" chart:class="chart:bar">
            <chart:data-point chart:repeated="15"/>
          </chart:series>
          <chart:series chart:style-name="ch9" chart:values-cell-range-address="Sheet1.C299:Sheet1.C313" chart:label-cell-address="Sheet1.C298:Sheet1.C298" chart:class="chart:bar">
            <chart:data-point chart:repeated="15"/>
          </chart:series>
          <chart:series chart:style-name="ch10" chart:values-cell-range-address="Sheet1.D299:Sheet1.D313" chart:label-cell-address="Sheet1.D298:Sheet1.D298" chart:class="chart:bar">
            <chart:data-point chart:repeated="15"/>
          </chart:series>
          <chart:series chart:style-name="ch11" chart:values-cell-range-address="Sheet1.E299:Sheet1.E313" chart:label-cell-address="Sheet1.E298:Sheet1.E298" chart:class="chart:bar">
            <chart:data-point chart:repeated="15"/>
          </chart:series>
          <chart:series chart:style-name="ch12" chart:values-cell-range-address="Sheet1.F299:Sheet1.F313" chart:label-cell-address="Sheet1.F298:Sheet1.F298" chart:class="chart:bar">
            <chart:data-point chart:repeated="15"/>
          </chart:series>
          <chart:series chart:style-name="ch13" chart:values-cell-range-address="Sheet1.G299:Sheet1.G313" chart:label-cell-address="Sheet1.G298:Sheet1.G298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98:Sheet1.B298</svg:desc>
                </draw:g>
              </table:table-cell>
              <table:table-cell office:value-type="string">
                <text:p>EC6.2</text:p>
                <draw:g>
                  <svg:desc>Sheet1.C298:Sheet1.C298</svg:desc>
                </draw:g>
              </table:table-cell>
              <table:table-cell office:value-type="string">
                <text:p>EC6.3</text:p>
                <draw:g>
                  <svg:desc>Sheet1.D298:Sheet1.D298</svg:desc>
                </draw:g>
              </table:table-cell>
              <table:table-cell office:value-type="string">
                <text:p>EC6.4</text:p>
                <draw:g>
                  <svg:desc>Sheet1.E298:Sheet1.E298</svg:desc>
                </draw:g>
              </table:table-cell>
              <table:table-cell office:value-type="string">
                <text:p>EC6.5</text:p>
                <draw:g>
                  <svg:desc>Sheet1.F298:Sheet1.F298</svg:desc>
                </draw:g>
              </table:table-cell>
              <table:table-cell office:value-type="string">
                <text:p>EC6.6</text:p>
                <draw:g>
                  <svg:desc>Sheet1.G298:Sheet1.G2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299:Sheet1.A313</svg:desc>
                </draw:g>
              </table:table-cell>
              <table:table-cell office:value-type="float" office:value="2">
                <text:p>2</text:p>
                <draw:g>
                  <svg:desc>Sheet1.B299:Sheet1.B313</svg:desc>
                </draw:g>
              </table:table-cell>
              <table:table-cell office:value-type="float" office:value="0">
                <text:p>0</text:p>
                <draw:g>
                  <svg:desc>Sheet1.C299:Sheet1.C313</svg:desc>
                </draw:g>
              </table:table-cell>
              <table:table-cell office:value-type="float" office:value="1">
                <text:p>1</text:p>
                <draw:g>
                  <svg:desc>Sheet1.D299:Sheet1.D313</svg:desc>
                </draw:g>
              </table:table-cell>
              <table:table-cell office:value-type="float" office:value="0">
                <text:p>0</text:p>
                <draw:g>
                  <svg:desc>Sheet1.E299:Sheet1.E313</svg:desc>
                </draw:g>
              </table:table-cell>
              <table:table-cell office:value-type="float" office:value="0">
                <text:p>0</text:p>
                <draw:g>
                  <svg:desc>Sheet1.F299:Sheet1.F313</svg:desc>
                </draw:g>
              </table:table-cell>
              <table:table-cell office:value-type="float" office:value="0">
                <text:p>0</text:p>
                <draw:g>
                  <svg:desc>Sheet1.G299:Sheet1.G313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78cm" svg:y="0.315cm" chart:style-name="ch2">
          <text:p>hCluster Method= mcquitty distance Method = canberra</text:p>
        </chart:title>
        <chart:legend chart:legend-position="end" svg:x="14.175cm" svg:y="3.014cm" chart:style-name="ch3"/>
        <chart:plot-area chart:style-name="ch4" table:cell-range-address="Sheet1.A317:Sheet1.G329" chart:data-source-has-labels="both" svg:x="0.77cm" svg:y="1.64cm" svg:width="12.765cm" svg:height="6.76cm">
          <chartooo:coordinate-region svg:x="1.439cm" svg:y="1.85cm" svg:width="11.781cm" svg:height="5.461cm"/>
          <chart:axis chart:dimension="x" chart:name="primary-x" chart:style-name="ch5">
            <chart:categories table:cell-range-address="Sheet1.A318:Sheet1.A3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18:Sheet1.B329" chart:label-cell-address="Sheet1.B317:Sheet1.B317" chart:class="chart:bar">
            <chart:data-point chart:repeated="12"/>
          </chart:series>
          <chart:series chart:style-name="ch9" chart:values-cell-range-address="Sheet1.C318:Sheet1.C329" chart:label-cell-address="Sheet1.C317:Sheet1.C317" chart:class="chart:bar">
            <chart:data-point chart:repeated="12"/>
          </chart:series>
          <chart:series chart:style-name="ch10" chart:values-cell-range-address="Sheet1.D318:Sheet1.D329" chart:label-cell-address="Sheet1.D317:Sheet1.D317" chart:class="chart:bar">
            <chart:data-point chart:repeated="12"/>
          </chart:series>
          <chart:series chart:style-name="ch11" chart:values-cell-range-address="Sheet1.E318:Sheet1.E329" chart:label-cell-address="Sheet1.E317:Sheet1.E317" chart:class="chart:bar">
            <chart:data-point chart:repeated="12"/>
          </chart:series>
          <chart:series chart:style-name="ch12" chart:values-cell-range-address="Sheet1.F318:Sheet1.F329" chart:label-cell-address="Sheet1.F317:Sheet1.F317" chart:class="chart:bar">
            <chart:data-point chart:repeated="12"/>
          </chart:series>
          <chart:series chart:style-name="ch13" chart:values-cell-range-address="Sheet1.G318:Sheet1.G329" chart:label-cell-address="Sheet1.G317:Sheet1.G31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17:Sheet1.B317</svg:desc>
                </draw:g>
              </table:table-cell>
              <table:table-cell office:value-type="string">
                <text:p>EC6.2</text:p>
                <draw:g>
                  <svg:desc>Sheet1.C317:Sheet1.C317</svg:desc>
                </draw:g>
              </table:table-cell>
              <table:table-cell office:value-type="string">
                <text:p>EC6.3</text:p>
                <draw:g>
                  <svg:desc>Sheet1.D317:Sheet1.D317</svg:desc>
                </draw:g>
              </table:table-cell>
              <table:table-cell office:value-type="string">
                <text:p>EC6.4</text:p>
                <draw:g>
                  <svg:desc>Sheet1.E317:Sheet1.E317</svg:desc>
                </draw:g>
              </table:table-cell>
              <table:table-cell office:value-type="string">
                <text:p>EC6.5</text:p>
                <draw:g>
                  <svg:desc>Sheet1.F317:Sheet1.F317</svg:desc>
                </draw:g>
              </table:table-cell>
              <table:table-cell office:value-type="string">
                <text:p>EC6.6</text:p>
                <draw:g>
                  <svg:desc>Sheet1.G317:Sheet1.G3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18:Sheet1.A329</svg:desc>
                </draw:g>
              </table:table-cell>
              <table:table-cell office:value-type="float" office:value="0">
                <text:p>0</text:p>
                <draw:g>
                  <svg:desc>Sheet1.B318:Sheet1.B329</svg:desc>
                </draw:g>
              </table:table-cell>
              <table:table-cell office:value-type="float" office:value="0">
                <text:p>0</text:p>
                <draw:g>
                  <svg:desc>Sheet1.C318:Sheet1.C329</svg:desc>
                </draw:g>
              </table:table-cell>
              <table:table-cell office:value-type="float" office:value="2">
                <text:p>2</text:p>
                <draw:g>
                  <svg:desc>Sheet1.D318:Sheet1.D329</svg:desc>
                </draw:g>
              </table:table-cell>
              <table:table-cell office:value-type="float" office:value="0">
                <text:p>0</text:p>
                <draw:g>
                  <svg:desc>Sheet1.E318:Sheet1.E329</svg:desc>
                </draw:g>
              </table:table-cell>
              <table:table-cell office:value-type="float" office:value="0">
                <text:p>0</text:p>
                <draw:g>
                  <svg:desc>Sheet1.F318:Sheet1.F329</svg:desc>
                </draw:g>
              </table:table-cell>
              <table:table-cell office:value-type="float" office:value="0">
                <text:p>0</text:p>
                <draw:g>
                  <svg:desc>Sheet1.G318:Sheet1.G329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9cm" svg:y="0.315cm" chart:style-name="ch2">
          <text:p>hCluster Method= mcquitty distance Method = minkowski</text:p>
        </chart:title>
        <chart:legend chart:legend-position="end" svg:x="14.175cm" svg:y="3.014cm" chart:style-name="ch3"/>
        <chart:plot-area chart:style-name="ch4" table:cell-range-address="Sheet1.A338:Sheet1.G354" chart:data-source-has-labels="both" svg:x="0.77cm" svg:y="1.64cm" svg:width="12.765cm" svg:height="6.76cm">
          <chartooo:coordinate-region svg:x="1.23cm" svg:y="1.85cm" svg:width="12.305cm" svg:height="5.461cm"/>
          <chart:axis chart:dimension="x" chart:name="primary-x" chart:style-name="ch5">
            <chart:categories table:cell-range-address="Sheet1.A339:Sheet1.A3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39:Sheet1.B354" chart:label-cell-address="Sheet1.B338:Sheet1.B338" chart:class="chart:bar">
            <chart:data-point chart:repeated="16"/>
          </chart:series>
          <chart:series chart:style-name="ch9" chart:values-cell-range-address="Sheet1.C339:Sheet1.C354" chart:label-cell-address="Sheet1.C338:Sheet1.C338" chart:class="chart:bar">
            <chart:data-point chart:repeated="16"/>
          </chart:series>
          <chart:series chart:style-name="ch10" chart:values-cell-range-address="Sheet1.D339:Sheet1.D354" chart:label-cell-address="Sheet1.D338:Sheet1.D338" chart:class="chart:bar">
            <chart:data-point chart:repeated="16"/>
          </chart:series>
          <chart:series chart:style-name="ch11" chart:values-cell-range-address="Sheet1.E339:Sheet1.E354" chart:label-cell-address="Sheet1.E338:Sheet1.E338" chart:class="chart:bar">
            <chart:data-point chart:repeated="16"/>
          </chart:series>
          <chart:series chart:style-name="ch12" chart:values-cell-range-address="Sheet1.F339:Sheet1.F354" chart:label-cell-address="Sheet1.F338:Sheet1.F338" chart:class="chart:bar">
            <chart:data-point chart:repeated="16"/>
          </chart:series>
          <chart:series chart:style-name="ch13" chart:values-cell-range-address="Sheet1.G339:Sheet1.G354" chart:label-cell-address="Sheet1.G338:Sheet1.G338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38:Sheet1.B338</svg:desc>
                </draw:g>
              </table:table-cell>
              <table:table-cell office:value-type="string">
                <text:p>EC6.2</text:p>
                <draw:g>
                  <svg:desc>Sheet1.C338:Sheet1.C338</svg:desc>
                </draw:g>
              </table:table-cell>
              <table:table-cell office:value-type="string">
                <text:p>EC6.3</text:p>
                <draw:g>
                  <svg:desc>Sheet1.D338:Sheet1.D338</svg:desc>
                </draw:g>
              </table:table-cell>
              <table:table-cell office:value-type="string">
                <text:p>EC6.4</text:p>
                <draw:g>
                  <svg:desc>Sheet1.E338:Sheet1.E338</svg:desc>
                </draw:g>
              </table:table-cell>
              <table:table-cell office:value-type="string">
                <text:p>EC6.5</text:p>
                <draw:g>
                  <svg:desc>Sheet1.F338:Sheet1.F338</svg:desc>
                </draw:g>
              </table:table-cell>
              <table:table-cell office:value-type="string">
                <text:p>EC6.6</text:p>
                <draw:g>
                  <svg:desc>Sheet1.G338:Sheet1.G3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39:Sheet1.A354</svg:desc>
                </draw:g>
              </table:table-cell>
              <table:table-cell office:value-type="float" office:value="0">
                <text:p>0</text:p>
                <draw:g>
                  <svg:desc>Sheet1.B339:Sheet1.B354</svg:desc>
                </draw:g>
              </table:table-cell>
              <table:table-cell office:value-type="float" office:value="8">
                <text:p>8</text:p>
                <draw:g>
                  <svg:desc>Sheet1.C339:Sheet1.C354</svg:desc>
                </draw:g>
              </table:table-cell>
              <table:table-cell office:value-type="float" office:value="0">
                <text:p>0</text:p>
                <draw:g>
                  <svg:desc>Sheet1.D339:Sheet1.D354</svg:desc>
                </draw:g>
              </table:table-cell>
              <table:table-cell office:value-type="float" office:value="0">
                <text:p>0</text:p>
                <draw:g>
                  <svg:desc>Sheet1.E339:Sheet1.E354</svg:desc>
                </draw:g>
              </table:table-cell>
              <table:table-cell office:value-type="float" office:value="0">
                <text:p>0</text:p>
                <draw:g>
                  <svg:desc>Sheet1.F339:Sheet1.F354</svg:desc>
                </draw:g>
              </table:table-cell>
              <table:table-cell office:value-type="float" office:value="0">
                <text:p>0</text:p>
                <draw:g>
                  <svg:desc>Sheet1.G339:Sheet1.G354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8cm" svg:y="0.315cm" chart:style-name="ch2">
          <text:p>hCluster Method= median distance Method = euclidean</text:p>
        </chart:title>
        <chart:legend chart:legend-position="end" svg:x="14.175cm" svg:y="3.014cm" chart:style-name="ch3"/>
        <chart:plot-area chart:style-name="ch4" table:cell-range-address="Sheet1.A358:Sheet1.G367" chart:data-source-has-labels="both" svg:x="0.77cm" svg:y="1.64cm" svg:width="12.765cm" svg:height="6.76cm">
          <chartooo:coordinate-region svg:x="1.439cm" svg:y="1.85cm" svg:width="12.054cm" svg:height="5.461cm"/>
          <chart:axis chart:dimension="x" chart:name="primary-x" chart:style-name="ch5">
            <chart:categories table:cell-range-address="Sheet1.A359:Sheet1.A3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59:Sheet1.B367" chart:label-cell-address="Sheet1.B358:Sheet1.B358" chart:class="chart:bar">
            <chart:data-point chart:repeated="9"/>
          </chart:series>
          <chart:series chart:style-name="ch9" chart:values-cell-range-address="Sheet1.C359:Sheet1.C367" chart:label-cell-address="Sheet1.C358:Sheet1.C358" chart:class="chart:bar">
            <chart:data-point chart:repeated="9"/>
          </chart:series>
          <chart:series chart:style-name="ch10" chart:values-cell-range-address="Sheet1.D359:Sheet1.D367" chart:label-cell-address="Sheet1.D358:Sheet1.D358" chart:class="chart:bar">
            <chart:data-point chart:repeated="9"/>
          </chart:series>
          <chart:series chart:style-name="ch11" chart:values-cell-range-address="Sheet1.E359:Sheet1.E367" chart:label-cell-address="Sheet1.E358:Sheet1.E358" chart:class="chart:bar">
            <chart:data-point chart:repeated="9"/>
          </chart:series>
          <chart:series chart:style-name="ch12" chart:values-cell-range-address="Sheet1.F359:Sheet1.F367" chart:label-cell-address="Sheet1.F358:Sheet1.F358" chart:class="chart:bar">
            <chart:data-point chart:repeated="9"/>
          </chart:series>
          <chart:series chart:style-name="ch13" chart:values-cell-range-address="Sheet1.G359:Sheet1.G367" chart:label-cell-address="Sheet1.G358:Sheet1.G358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58:Sheet1.B358</svg:desc>
                </draw:g>
              </table:table-cell>
              <table:table-cell office:value-type="string">
                <text:p>EC6.2</text:p>
                <draw:g>
                  <svg:desc>Sheet1.C358:Sheet1.C358</svg:desc>
                </draw:g>
              </table:table-cell>
              <table:table-cell office:value-type="string">
                <text:p>EC6.3</text:p>
                <draw:g>
                  <svg:desc>Sheet1.D358:Sheet1.D358</svg:desc>
                </draw:g>
              </table:table-cell>
              <table:table-cell office:value-type="string">
                <text:p>EC6.4</text:p>
                <draw:g>
                  <svg:desc>Sheet1.E358:Sheet1.E358</svg:desc>
                </draw:g>
              </table:table-cell>
              <table:table-cell office:value-type="string">
                <text:p>EC6.5</text:p>
                <draw:g>
                  <svg:desc>Sheet1.F358:Sheet1.F358</svg:desc>
                </draw:g>
              </table:table-cell>
              <table:table-cell office:value-type="string">
                <text:p>EC6.6</text:p>
                <draw:g>
                  <svg:desc>Sheet1.G358:Sheet1.G3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59:Sheet1.A367</svg:desc>
                </draw:g>
              </table:table-cell>
              <table:table-cell office:value-type="float" office:value="0">
                <text:p>0</text:p>
                <draw:g>
                  <svg:desc>Sheet1.B359:Sheet1.B367</svg:desc>
                </draw:g>
              </table:table-cell>
              <table:table-cell office:value-type="float" office:value="8">
                <text:p>8</text:p>
                <draw:g>
                  <svg:desc>Sheet1.C359:Sheet1.C367</svg:desc>
                </draw:g>
              </table:table-cell>
              <table:table-cell office:value-type="float" office:value="0">
                <text:p>0</text:p>
                <draw:g>
                  <svg:desc>Sheet1.D359:Sheet1.D367</svg:desc>
                </draw:g>
              </table:table-cell>
              <table:table-cell office:value-type="float" office:value="0">
                <text:p>0</text:p>
                <draw:g>
                  <svg:desc>Sheet1.E359:Sheet1.E367</svg:desc>
                </draw:g>
              </table:table-cell>
              <table:table-cell office:value-type="float" office:value="0">
                <text:p>0</text:p>
                <draw:g>
                  <svg:desc>Sheet1.F359:Sheet1.F367</svg:desc>
                </draw:g>
              </table:table-cell>
              <table:table-cell office:value-type="float" office:value="0">
                <text:p>0</text:p>
                <draw:g>
                  <svg:desc>Sheet1.G359:Sheet1.G367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33cm" svg:y="0.315cm" chart:style-name="ch2">
          <text:p>hCluster Method= median distance Method = manhattan</text:p>
        </chart:title>
        <chart:legend chart:legend-position="end" svg:x="13.547cm" svg:y="3.014cm" chart:style-name="ch3"/>
        <chart:plot-area chart:style-name="ch4" table:cell-range-address="Sheet1.A377:Sheet1.G389" chart:data-source-has-labels="column" svg:x="0.77cm" svg:y="1.64cm" svg:width="12.137cm" svg:height="6.76cm">
          <chartooo:coordinate-region svg:x="1.23cm" svg:y="1.85cm" svg:width="11.305cm" svg:height="5.461cm"/>
          <chart:axis chart:dimension="x" chart:name="primary-x" chart:style-name="ch5">
            <chart:categories table:cell-range-address="Sheet1.A377:Sheet1.A3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77:Sheet1.B389" chart:class="chart:bar">
            <chart:data-point chart:repeated="13"/>
          </chart:series>
          <chart:series chart:style-name="ch9" chart:values-cell-range-address="Sheet1.C377:Sheet1.C389" chart:class="chart:bar">
            <chart:data-point chart:repeated="13"/>
          </chart:series>
          <chart:series chart:style-name="ch10" chart:values-cell-range-address="Sheet1.D377:Sheet1.D389" chart:class="chart:bar">
            <chart:data-point chart:repeated="13"/>
          </chart:series>
          <chart:series chart:style-name="ch11" chart:values-cell-range-address="Sheet1.E377:Sheet1.E389" chart:class="chart:bar">
            <chart:data-point chart:repeated="13"/>
          </chart:series>
          <chart:series chart:style-name="ch12" chart:values-cell-range-address="Sheet1.F377:Sheet1.F389" chart:class="chart:bar">
            <chart:data-point chart:repeated="13"/>
          </chart:series>
          <chart:series chart:style-name="ch13" chart:values-cell-range-address="Sheet1.G377:Sheet1.G389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77:Sheet1.A389</svg:desc>
                </draw:g>
              </table:table-cell>
              <table:table-cell office:value-type="float" office:value="2">
                <text:p>2</text:p>
                <draw:g>
                  <svg:desc>Sheet1.B377:Sheet1.B389</svg:desc>
                </draw:g>
              </table:table-cell>
              <table:table-cell office:value-type="float" office:value="0">
                <text:p>0</text:p>
                <draw:g>
                  <svg:desc>Sheet1.C377:Sheet1.C389</svg:desc>
                </draw:g>
              </table:table-cell>
              <table:table-cell office:value-type="float" office:value="1">
                <text:p>1</text:p>
                <draw:g>
                  <svg:desc>Sheet1.D377:Sheet1.D389</svg:desc>
                </draw:g>
              </table:table-cell>
              <table:table-cell office:value-type="float" office:value="0">
                <text:p>0</text:p>
                <draw:g>
                  <svg:desc>Sheet1.E377:Sheet1.E389</svg:desc>
                </draw:g>
              </table:table-cell>
              <table:table-cell office:value-type="float" office:value="0">
                <text:p>0</text:p>
                <draw:g>
                  <svg:desc>Sheet1.F377:Sheet1.F389</svg:desc>
                </draw:g>
              </table:table-cell>
              <table:table-cell office:value-type="float" office:value="0">
                <text:p>0</text:p>
                <draw:g>
                  <svg:desc>Sheet1.G377:Sheet1.G389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9cm" svg:height="8.992cm" xlink:href=".." xlink:type="simple" chart:class="chart:bar" chart:style-name="ch1">
        <chart:title svg:x="6.668cm" svg:y="0.314cm" chart:style-name="ch2">
          <text:p>hCluster Method= average distance Method = canberra</text:p>
        </chart:title>
        <chart:legend chart:legend-position="end" svg:x="22.465cm" svg:y="3.01cm" chart:style-name="ch3"/>
        <chart:plot-area chart:style-name="ch4" table:cell-range-address="Sheet1.A31:Sheet1.G43" chart:data-source-has-labels="both" svg:x="0.935cm" svg:y="1.636cm" svg:width="20.56cm" svg:height="6.757cm">
          <chartooo:coordinate-region svg:x="1.604cm" svg:y="1.846cm" svg:width="19.891cm" svg:height="5.878cm"/>
          <chart:axis chart:dimension="x" chart:name="primary-x" chart:style-name="ch5">
            <chart:categories table:cell-range-address="Sheet1.A32:Sheet1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B43" chart:label-cell-address="Sheet1.B31:Sheet1.B31" chart:class="chart:bar">
            <chart:data-point chart:repeated="12"/>
          </chart:series>
          <chart:series chart:style-name="ch9" chart:values-cell-range-address="Sheet1.C32:Sheet1.C43" chart:label-cell-address="Sheet1.C31:Sheet1.C31" chart:class="chart:bar">
            <chart:data-point chart:repeated="12"/>
          </chart:series>
          <chart:series chart:style-name="ch10" chart:values-cell-range-address="Sheet1.D32:Sheet1.D43" chart:label-cell-address="Sheet1.D31:Sheet1.D31" chart:class="chart:bar">
            <chart:data-point chart:repeated="12"/>
          </chart:series>
          <chart:series chart:style-name="ch11" chart:values-cell-range-address="Sheet1.E32:Sheet1.E43" chart:label-cell-address="Sheet1.E31:Sheet1.E31" chart:class="chart:bar">
            <chart:data-point chart:repeated="12"/>
          </chart:series>
          <chart:series chart:style-name="ch12" chart:values-cell-range-address="Sheet1.F32:Sheet1.F43" chart:label-cell-address="Sheet1.F31:Sheet1.F31" chart:class="chart:bar">
            <chart:data-point chart:repeated="12"/>
          </chart:series>
          <chart:series chart:style-name="ch13" chart:values-cell-range-address="Sheet1.G32:Sheet1.G43" chart:label-cell-address="Sheet1.G31:Sheet1.G31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1:Sheet1.B31</svg:desc>
                </draw:g>
              </table:table-cell>
              <table:table-cell office:value-type="string">
                <text:p>EC6.2</text:p>
                <draw:g>
                  <svg:desc>Sheet1.C31:Sheet1.C31</svg:desc>
                </draw:g>
              </table:table-cell>
              <table:table-cell office:value-type="string">
                <text:p>EC6.3</text:p>
                <draw:g>
                  <svg:desc>Sheet1.D31:Sheet1.D31</svg:desc>
                </draw:g>
              </table:table-cell>
              <table:table-cell office:value-type="string">
                <text:p>EC6.4</text:p>
                <draw:g>
                  <svg:desc>Sheet1.E31:Sheet1.E31</svg:desc>
                </draw:g>
              </table:table-cell>
              <table:table-cell office:value-type="string">
                <text:p>EC6.5</text:p>
                <draw:g>
                  <svg:desc>Sheet1.F31:Sheet1.F31</svg:desc>
                </draw:g>
              </table:table-cell>
              <table:table-cell office:value-type="string">
                <text:p>EC6.6</text:p>
                <draw:g>
                  <svg:desc>Sheet1.G31:Sheet1.G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2:Sheet1.A43</svg:desc>
                </draw:g>
              </table:table-cell>
              <table:table-cell office:value-type="float" office:value="0">
                <text:p>0</text:p>
                <draw:g>
                  <svg:desc>Sheet1.B32:Sheet1.B43</svg:desc>
                </draw:g>
              </table:table-cell>
              <table:table-cell office:value-type="float" office:value="0">
                <text:p>0</text:p>
                <draw:g>
                  <svg:desc>Sheet1.C32:Sheet1.C43</svg:desc>
                </draw:g>
              </table:table-cell>
              <table:table-cell office:value-type="float" office:value="2">
                <text:p>2</text:p>
                <draw:g>
                  <svg:desc>Sheet1.D32:Sheet1.D43</svg:desc>
                </draw:g>
              </table:table-cell>
              <table:table-cell office:value-type="float" office:value="0">
                <text:p>0</text:p>
                <draw:g>
                  <svg:desc>Sheet1.E32:Sheet1.E43</svg:desc>
                </draw:g>
              </table:table-cell>
              <table:table-cell office:value-type="float" office:value="0">
                <text:p>0</text:p>
                <draw:g>
                  <svg:desc>Sheet1.F32:Sheet1.F43</svg:desc>
                </draw:g>
              </table:table-cell>
              <table:table-cell office:value-type="float" office:value="0">
                <text:p>0</text:p>
                <draw:g>
                  <svg:desc>Sheet1.G32:Sheet1.G43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98cm" svg:y="0.315cm" chart:style-name="ch2">
          <text:p>hCluster Method= median distance Method = canberra</text:p>
        </chart:title>
        <chart:legend chart:legend-position="end" svg:x="14.175cm" svg:y="3.014cm" chart:style-name="ch3"/>
        <chart:plot-area chart:style-name="ch4" table:cell-range-address="Sheet1.A393:Sheet1.G403" chart:data-source-has-labels="both" svg:x="0.77cm" svg:y="1.64cm" svg:width="12.765cm" svg:height="6.76cm">
          <chartooo:coordinate-region svg:x="1.439cm" svg:y="1.85cm" svg:width="11.878cm" svg:height="5.461cm"/>
          <chart:axis chart:dimension="x" chart:name="primary-x" chart:style-name="ch5">
            <chart:categories table:cell-range-address="Sheet1.A394:Sheet1.A4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94:Sheet1.B403" chart:label-cell-address="Sheet1.B393:Sheet1.B393" chart:class="chart:bar">
            <chart:data-point chart:repeated="10"/>
          </chart:series>
          <chart:series chart:style-name="ch9" chart:values-cell-range-address="Sheet1.C394:Sheet1.C403" chart:label-cell-address="Sheet1.C393:Sheet1.C393" chart:class="chart:bar">
            <chart:data-point chart:repeated="10"/>
          </chart:series>
          <chart:series chart:style-name="ch10" chart:values-cell-range-address="Sheet1.D394:Sheet1.D403" chart:label-cell-address="Sheet1.D393:Sheet1.D393" chart:class="chart:bar">
            <chart:data-point chart:repeated="10"/>
          </chart:series>
          <chart:series chart:style-name="ch11" chart:values-cell-range-address="Sheet1.E394:Sheet1.E403" chart:label-cell-address="Sheet1.E393:Sheet1.E393" chart:class="chart:bar">
            <chart:data-point chart:repeated="10"/>
          </chart:series>
          <chart:series chart:style-name="ch12" chart:values-cell-range-address="Sheet1.F394:Sheet1.F403" chart:label-cell-address="Sheet1.F393:Sheet1.F393" chart:class="chart:bar">
            <chart:data-point chart:repeated="10"/>
          </chart:series>
          <chart:series chart:style-name="ch13" chart:values-cell-range-address="Sheet1.G394:Sheet1.G403" chart:label-cell-address="Sheet1.G393:Sheet1.G39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93:Sheet1.B393</svg:desc>
                </draw:g>
              </table:table-cell>
              <table:table-cell office:value-type="string">
                <text:p>EC6.2</text:p>
                <draw:g>
                  <svg:desc>Sheet1.C393:Sheet1.C393</svg:desc>
                </draw:g>
              </table:table-cell>
              <table:table-cell office:value-type="string">
                <text:p>EC6.3</text:p>
                <draw:g>
                  <svg:desc>Sheet1.D393:Sheet1.D393</svg:desc>
                </draw:g>
              </table:table-cell>
              <table:table-cell office:value-type="string">
                <text:p>EC6.4</text:p>
                <draw:g>
                  <svg:desc>Sheet1.E393:Sheet1.E393</svg:desc>
                </draw:g>
              </table:table-cell>
              <table:table-cell office:value-type="string">
                <text:p>EC6.5</text:p>
                <draw:g>
                  <svg:desc>Sheet1.F393:Sheet1.F393</svg:desc>
                </draw:g>
              </table:table-cell>
              <table:table-cell office:value-type="string">
                <text:p>EC6.6</text:p>
                <draw:g>
                  <svg:desc>Sheet1.G393:Sheet1.G3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94:Sheet1.A403</svg:desc>
                </draw:g>
              </table:table-cell>
              <table:table-cell office:value-type="float" office:value="0">
                <text:p>0</text:p>
                <draw:g>
                  <svg:desc>Sheet1.B394:Sheet1.B403</svg:desc>
                </draw:g>
              </table:table-cell>
              <table:table-cell office:value-type="float" office:value="3">
                <text:p>3</text:p>
                <draw:g>
                  <svg:desc>Sheet1.C394:Sheet1.C403</svg:desc>
                </draw:g>
              </table:table-cell>
              <table:table-cell office:value-type="float" office:value="0">
                <text:p>0</text:p>
                <draw:g>
                  <svg:desc>Sheet1.D394:Sheet1.D403</svg:desc>
                </draw:g>
              </table:table-cell>
              <table:table-cell office:value-type="float" office:value="0">
                <text:p>0</text:p>
                <draw:g>
                  <svg:desc>Sheet1.E394:Sheet1.E403</svg:desc>
                </draw:g>
              </table:table-cell>
              <table:table-cell office:value-type="float" office:value="0">
                <text:p>0</text:p>
                <draw:g>
                  <svg:desc>Sheet1.F394:Sheet1.F403</svg:desc>
                </draw:g>
              </table:table-cell>
              <table:table-cell office:value-type="float" office:value="0">
                <text:p>0</text:p>
                <draw:g>
                  <svg:desc>Sheet1.G394:Sheet1.G403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18cm" svg:y="0.315cm" chart:style-name="ch2">
          <text:p>hCluster Method= median distance Method = minkowski</text:p>
        </chart:title>
        <chart:legend chart:legend-position="end" svg:x="14.175cm" svg:y="3.014cm" chart:style-name="ch3"/>
        <chart:plot-area chart:style-name="ch4" table:cell-range-address="Sheet1.A412:Sheet1.G425" chart:data-source-has-labels="both" svg:x="0.77cm" svg:y="1.64cm" svg:width="12.765cm" svg:height="6.76cm">
          <chartooo:coordinate-region svg:x="1.23cm" svg:y="1.85cm" svg:width="11.958cm" svg:height="5.461cm"/>
          <chart:axis chart:dimension="x" chart:name="primary-x" chart:style-name="ch5">
            <chart:categories table:cell-range-address="Sheet1.A413:Sheet1.A4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13:Sheet1.B425" chart:label-cell-address="Sheet1.B412:Sheet1.B412" chart:class="chart:bar">
            <chart:data-point chart:repeated="13"/>
          </chart:series>
          <chart:series chart:style-name="ch9" chart:values-cell-range-address="Sheet1.C413:Sheet1.C425" chart:label-cell-address="Sheet1.C412:Sheet1.C412" chart:class="chart:bar">
            <chart:data-point chart:repeated="13"/>
          </chart:series>
          <chart:series chart:style-name="ch10" chart:values-cell-range-address="Sheet1.D413:Sheet1.D425" chart:label-cell-address="Sheet1.D412:Sheet1.D412" chart:class="chart:bar">
            <chart:data-point chart:repeated="13"/>
          </chart:series>
          <chart:series chart:style-name="ch11" chart:values-cell-range-address="Sheet1.E413:Sheet1.E425" chart:label-cell-address="Sheet1.E412:Sheet1.E412" chart:class="chart:bar">
            <chart:data-point chart:repeated="13"/>
          </chart:series>
          <chart:series chart:style-name="ch12" chart:values-cell-range-address="Sheet1.F413:Sheet1.F425" chart:label-cell-address="Sheet1.F412:Sheet1.F412" chart:class="chart:bar">
            <chart:data-point chart:repeated="13"/>
          </chart:series>
          <chart:series chart:style-name="ch13" chart:values-cell-range-address="Sheet1.G413:Sheet1.G425" chart:label-cell-address="Sheet1.G412:Sheet1.G412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12:Sheet1.B412</svg:desc>
                </draw:g>
              </table:table-cell>
              <table:table-cell office:value-type="string">
                <text:p>EC6.2</text:p>
                <draw:g>
                  <svg:desc>Sheet1.C412:Sheet1.C412</svg:desc>
                </draw:g>
              </table:table-cell>
              <table:table-cell office:value-type="string">
                <text:p>EC6.3</text:p>
                <draw:g>
                  <svg:desc>Sheet1.D412:Sheet1.D412</svg:desc>
                </draw:g>
              </table:table-cell>
              <table:table-cell office:value-type="string">
                <text:p>EC6.4</text:p>
                <draw:g>
                  <svg:desc>Sheet1.E412:Sheet1.E412</svg:desc>
                </draw:g>
              </table:table-cell>
              <table:table-cell office:value-type="string">
                <text:p>EC6.5</text:p>
                <draw:g>
                  <svg:desc>Sheet1.F412:Sheet1.F412</svg:desc>
                </draw:g>
              </table:table-cell>
              <table:table-cell office:value-type="string">
                <text:p>EC6.6</text:p>
                <draw:g>
                  <svg:desc>Sheet1.G412:Sheet1.G4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13:Sheet1.A425</svg:desc>
                </draw:g>
              </table:table-cell>
              <table:table-cell office:value-type="float" office:value="0">
                <text:p>0</text:p>
                <draw:g>
                  <svg:desc>Sheet1.B413:Sheet1.B425</svg:desc>
                </draw:g>
              </table:table-cell>
              <table:table-cell office:value-type="float" office:value="8">
                <text:p>8</text:p>
                <draw:g>
                  <svg:desc>Sheet1.C413:Sheet1.C425</svg:desc>
                </draw:g>
              </table:table-cell>
              <table:table-cell office:value-type="float" office:value="0">
                <text:p>0</text:p>
                <draw:g>
                  <svg:desc>Sheet1.D413:Sheet1.D425</svg:desc>
                </draw:g>
              </table:table-cell>
              <table:table-cell office:value-type="float" office:value="0">
                <text:p>0</text:p>
                <draw:g>
                  <svg:desc>Sheet1.E413:Sheet1.E425</svg:desc>
                </draw:g>
              </table:table-cell>
              <table:table-cell office:value-type="float" office:value="0">
                <text:p>0</text:p>
                <draw:g>
                  <svg:desc>Sheet1.F413:Sheet1.F425</svg:desc>
                </draw:g>
              </table:table-cell>
              <table:table-cell office:value-type="float" office:value="0">
                <text:p>0</text:p>
                <draw:g>
                  <svg:desc>Sheet1.G413:Sheet1.G425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78cm" svg:y="0.315cm" chart:style-name="ch2">
          <text:p>hCluster Method= centroid distance Method = euclidean</text:p>
        </chart:title>
        <chart:legend chart:legend-position="end" svg:x="14.175cm" svg:y="3.014cm" chart:style-name="ch3"/>
        <chart:plot-area chart:style-name="ch4" table:cell-range-address="Sheet1.A429:Sheet1.G439" chart:data-source-has-labels="both" svg:x="0.77cm" svg:y="1.64cm" svg:width="12.765cm" svg:height="6.76cm">
          <chartooo:coordinate-region svg:x="1.439cm" svg:y="1.85cm" svg:width="11.878cm" svg:height="5.461cm"/>
          <chart:axis chart:dimension="x" chart:name="primary-x" chart:style-name="ch5">
            <chart:categories table:cell-range-address="Sheet1.A430:Sheet1.A4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30:Sheet1.B439" chart:label-cell-address="Sheet1.B429:Sheet1.B429" chart:class="chart:bar">
            <chart:data-point chart:repeated="10"/>
          </chart:series>
          <chart:series chart:style-name="ch9" chart:values-cell-range-address="Sheet1.C430:Sheet1.C439" chart:label-cell-address="Sheet1.C429:Sheet1.C429" chart:class="chart:bar">
            <chart:data-point chart:repeated="10"/>
          </chart:series>
          <chart:series chart:style-name="ch10" chart:values-cell-range-address="Sheet1.D430:Sheet1.D439" chart:label-cell-address="Sheet1.D429:Sheet1.D429" chart:class="chart:bar">
            <chart:data-point chart:repeated="10"/>
          </chart:series>
          <chart:series chart:style-name="ch11" chart:values-cell-range-address="Sheet1.E430:Sheet1.E439" chart:label-cell-address="Sheet1.E429:Sheet1.E429" chart:class="chart:bar">
            <chart:data-point chart:repeated="10"/>
          </chart:series>
          <chart:series chart:style-name="ch12" chart:values-cell-range-address="Sheet1.F430:Sheet1.F439" chart:label-cell-address="Sheet1.F429:Sheet1.F429" chart:class="chart:bar">
            <chart:data-point chart:repeated="10"/>
          </chart:series>
          <chart:series chart:style-name="ch13" chart:values-cell-range-address="Sheet1.G430:Sheet1.G439" chart:label-cell-address="Sheet1.G429:Sheet1.G429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29:Sheet1.B429</svg:desc>
                </draw:g>
              </table:table-cell>
              <table:table-cell office:value-type="string">
                <text:p>EC6.2</text:p>
                <draw:g>
                  <svg:desc>Sheet1.C429:Sheet1.C429</svg:desc>
                </draw:g>
              </table:table-cell>
              <table:table-cell office:value-type="string">
                <text:p>EC6.3</text:p>
                <draw:g>
                  <svg:desc>Sheet1.D429:Sheet1.D429</svg:desc>
                </draw:g>
              </table:table-cell>
              <table:table-cell office:value-type="string">
                <text:p>EC6.4</text:p>
                <draw:g>
                  <svg:desc>Sheet1.E429:Sheet1.E429</svg:desc>
                </draw:g>
              </table:table-cell>
              <table:table-cell office:value-type="string">
                <text:p>EC6.5</text:p>
                <draw:g>
                  <svg:desc>Sheet1.F429:Sheet1.F429</svg:desc>
                </draw:g>
              </table:table-cell>
              <table:table-cell office:value-type="string">
                <text:p>EC6.6</text:p>
                <draw:g>
                  <svg:desc>Sheet1.G429:Sheet1.G4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30:Sheet1.A439</svg:desc>
                </draw:g>
              </table:table-cell>
              <table:table-cell office:value-type="float" office:value="2">
                <text:p>2</text:p>
                <draw:g>
                  <svg:desc>Sheet1.B430:Sheet1.B439</svg:desc>
                </draw:g>
              </table:table-cell>
              <table:table-cell office:value-type="float" office:value="0">
                <text:p>0</text:p>
                <draw:g>
                  <svg:desc>Sheet1.C430:Sheet1.C439</svg:desc>
                </draw:g>
              </table:table-cell>
              <table:table-cell office:value-type="float" office:value="1">
                <text:p>1</text:p>
                <draw:g>
                  <svg:desc>Sheet1.D430:Sheet1.D439</svg:desc>
                </draw:g>
              </table:table-cell>
              <table:table-cell office:value-type="float" office:value="0">
                <text:p>0</text:p>
                <draw:g>
                  <svg:desc>Sheet1.E430:Sheet1.E439</svg:desc>
                </draw:g>
              </table:table-cell>
              <table:table-cell office:value-type="float" office:value="0">
                <text:p>0</text:p>
                <draw:g>
                  <svg:desc>Sheet1.F430:Sheet1.F439</svg:desc>
                </draw:g>
              </table:table-cell>
              <table:table-cell office:value-type="float" office:value="0">
                <text:p>0</text:p>
                <draw:g>
                  <svg:desc>Sheet1.G430:Sheet1.G439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8cm" svg:y="0.315cm" chart:style-name="ch2">
          <text:p>hCluster Method= centroid distance Method = canberra</text:p>
        </chart:title>
        <chart:legend chart:legend-position="end" svg:x="14.175cm" svg:y="3.014cm" chart:style-name="ch3"/>
        <chart:plot-area chart:style-name="ch4" table:cell-range-address="Sheet1.A454:Sheet1.G460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455:Sheet1.A4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55:Sheet1.B460" chart:label-cell-address="Sheet1.B454:Sheet1.B454" chart:class="chart:bar">
            <chart:data-point chart:repeated="6"/>
          </chart:series>
          <chart:series chart:style-name="ch9" chart:values-cell-range-address="Sheet1.C455:Sheet1.C460" chart:label-cell-address="Sheet1.C454:Sheet1.C454" chart:class="chart:bar">
            <chart:data-point chart:repeated="6"/>
          </chart:series>
          <chart:series chart:style-name="ch10" chart:values-cell-range-address="Sheet1.D455:Sheet1.D460" chart:label-cell-address="Sheet1.D454:Sheet1.D454" chart:class="chart:bar">
            <chart:data-point chart:repeated="6"/>
          </chart:series>
          <chart:series chart:style-name="ch11" chart:values-cell-range-address="Sheet1.E455:Sheet1.E460" chart:label-cell-address="Sheet1.E454:Sheet1.E454" chart:class="chart:bar">
            <chart:data-point chart:repeated="6"/>
          </chart:series>
          <chart:series chart:style-name="ch12" chart:values-cell-range-address="Sheet1.F455:Sheet1.F460" chart:label-cell-address="Sheet1.F454:Sheet1.F454" chart:class="chart:bar">
            <chart:data-point chart:repeated="6"/>
          </chart:series>
          <chart:series chart:style-name="ch13" chart:values-cell-range-address="Sheet1.G455:Sheet1.G460" chart:label-cell-address="Sheet1.G454:Sheet1.G45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54:Sheet1.B454</svg:desc>
                </draw:g>
              </table:table-cell>
              <table:table-cell office:value-type="string">
                <text:p>EC6.2</text:p>
                <draw:g>
                  <svg:desc>Sheet1.C454:Sheet1.C454</svg:desc>
                </draw:g>
              </table:table-cell>
              <table:table-cell office:value-type="string">
                <text:p>EC6.3</text:p>
                <draw:g>
                  <svg:desc>Sheet1.D454:Sheet1.D454</svg:desc>
                </draw:g>
              </table:table-cell>
              <table:table-cell office:value-type="string">
                <text:p>EC6.4</text:p>
                <draw:g>
                  <svg:desc>Sheet1.E454:Sheet1.E454</svg:desc>
                </draw:g>
              </table:table-cell>
              <table:table-cell office:value-type="string">
                <text:p>EC6.5</text:p>
                <draw:g>
                  <svg:desc>Sheet1.F454:Sheet1.F454</svg:desc>
                </draw:g>
              </table:table-cell>
              <table:table-cell office:value-type="string">
                <text:p>EC6.6</text:p>
                <draw:g>
                  <svg:desc>Sheet1.G454:Sheet1.G4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55:Sheet1.A460</svg:desc>
                </draw:g>
              </table:table-cell>
              <table:table-cell office:value-type="float" office:value="0">
                <text:p>0</text:p>
                <draw:g>
                  <svg:desc>Sheet1.B455:Sheet1.B460</svg:desc>
                </draw:g>
              </table:table-cell>
              <table:table-cell office:value-type="float" office:value="0">
                <text:p>0</text:p>
                <draw:g>
                  <svg:desc>Sheet1.C455:Sheet1.C460</svg:desc>
                </draw:g>
              </table:table-cell>
              <table:table-cell office:value-type="float" office:value="2">
                <text:p>2</text:p>
                <draw:g>
                  <svg:desc>Sheet1.D455:Sheet1.D460</svg:desc>
                </draw:g>
              </table:table-cell>
              <table:table-cell office:value-type="float" office:value="0">
                <text:p>0</text:p>
                <draw:g>
                  <svg:desc>Sheet1.E455:Sheet1.E460</svg:desc>
                </draw:g>
              </table:table-cell>
              <table:table-cell office:value-type="float" office:value="0">
                <text:p>0</text:p>
                <draw:g>
                  <svg:desc>Sheet1.F455:Sheet1.F460</svg:desc>
                </draw:g>
              </table:table-cell>
              <table:table-cell office:value-type="float" office:value="0">
                <text:p>0</text:p>
                <draw:g>
                  <svg:desc>Sheet1.G455:Sheet1.G46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59cm" svg:y="0.315cm" chart:style-name="ch2">
          <text:p>hCluster Method= centroid distance Method = minkowski</text:p>
        </chart:title>
        <chart:legend chart:legend-position="end" svg:x="14.175cm" svg:y="3.014cm" chart:style-name="ch3"/>
        <chart:plot-area chart:style-name="ch4" table:cell-range-address="Sheet1.A469:Sheet1.G482" chart:data-source-has-labels="both" svg:x="0.77cm" svg:y="1.64cm" svg:width="12.765cm" svg:height="6.76cm">
          <chartooo:coordinate-region svg:x="1.23cm" svg:y="1.85cm" svg:width="11.958cm" svg:height="5.461cm"/>
          <chart:axis chart:dimension="x" chart:name="primary-x" chart:style-name="ch5">
            <chart:categories table:cell-range-address="Sheet1.A470:Sheet1.A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0:Sheet1.B482" chart:label-cell-address="Sheet1.B469:Sheet1.B469" chart:class="chart:bar">
            <chart:data-point chart:repeated="13"/>
          </chart:series>
          <chart:series chart:style-name="ch9" chart:values-cell-range-address="Sheet1.C470:Sheet1.C482" chart:label-cell-address="Sheet1.C469:Sheet1.C469" chart:class="chart:bar">
            <chart:data-point chart:repeated="13"/>
          </chart:series>
          <chart:series chart:style-name="ch10" chart:values-cell-range-address="Sheet1.D470:Sheet1.D482" chart:label-cell-address="Sheet1.D469:Sheet1.D469" chart:class="chart:bar">
            <chart:data-point chart:repeated="13"/>
          </chart:series>
          <chart:series chart:style-name="ch11" chart:values-cell-range-address="Sheet1.E470:Sheet1.E482" chart:label-cell-address="Sheet1.E469:Sheet1.E469" chart:class="chart:bar">
            <chart:data-point chart:repeated="13"/>
          </chart:series>
          <chart:series chart:style-name="ch12" chart:values-cell-range-address="Sheet1.F470:Sheet1.F482" chart:label-cell-address="Sheet1.F469:Sheet1.F469" chart:class="chart:bar">
            <chart:data-point chart:repeated="13"/>
          </chart:series>
          <chart:series chart:style-name="ch13" chart:values-cell-range-address="Sheet1.G470:Sheet1.G482" chart:label-cell-address="Sheet1.G469:Sheet1.G469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69:Sheet1.B469</svg:desc>
                </draw:g>
              </table:table-cell>
              <table:table-cell office:value-type="string">
                <text:p>EC6.2</text:p>
                <draw:g>
                  <svg:desc>Sheet1.C469:Sheet1.C469</svg:desc>
                </draw:g>
              </table:table-cell>
              <table:table-cell office:value-type="string">
                <text:p>EC6.3</text:p>
                <draw:g>
                  <svg:desc>Sheet1.D469:Sheet1.D469</svg:desc>
                </draw:g>
              </table:table-cell>
              <table:table-cell office:value-type="string">
                <text:p>EC6.4</text:p>
                <draw:g>
                  <svg:desc>Sheet1.E469:Sheet1.E469</svg:desc>
                </draw:g>
              </table:table-cell>
              <table:table-cell office:value-type="string">
                <text:p>EC6.5</text:p>
                <draw:g>
                  <svg:desc>Sheet1.F469:Sheet1.F469</svg:desc>
                </draw:g>
              </table:table-cell>
              <table:table-cell office:value-type="string">
                <text:p>EC6.6</text:p>
                <draw:g>
                  <svg:desc>Sheet1.G469:Sheet1.G4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70:Sheet1.A482</svg:desc>
                </draw:g>
              </table:table-cell>
              <table:table-cell office:value-type="float" office:value="0">
                <text:p>0</text:p>
                <draw:g>
                  <svg:desc>Sheet1.B470:Sheet1.B482</svg:desc>
                </draw:g>
              </table:table-cell>
              <table:table-cell office:value-type="float" office:value="8">
                <text:p>8</text:p>
                <draw:g>
                  <svg:desc>Sheet1.C470:Sheet1.C482</svg:desc>
                </draw:g>
              </table:table-cell>
              <table:table-cell office:value-type="float" office:value="0">
                <text:p>0</text:p>
                <draw:g>
                  <svg:desc>Sheet1.D470:Sheet1.D482</svg:desc>
                </draw:g>
              </table:table-cell>
              <table:table-cell office:value-type="float" office:value="0">
                <text:p>0</text:p>
                <draw:g>
                  <svg:desc>Sheet1.E470:Sheet1.E482</svg:desc>
                </draw:g>
              </table:table-cell>
              <table:table-cell office:value-type="float" office:value="0">
                <text:p>0</text:p>
                <draw:g>
                  <svg:desc>Sheet1.F470:Sheet1.F482</svg:desc>
                </draw:g>
              </table:table-cell>
              <table:table-cell office:value-type="float" office:value="0">
                <text:p>0</text:p>
                <draw:g>
                  <svg:desc>Sheet1.G470:Sheet1.G482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44cm" svg:y="0.315cm" chart:style-name="ch2">
          <text:p>hCluster Method= average distance Method = minkowski</text:p>
        </chart:title>
        <chart:legend chart:legend-position="end" svg:x="14.175cm" svg:y="3.014cm" chart:style-name="ch3"/>
        <chart:plot-area chart:style-name="ch4" table:cell-range-address="Sheet1.A51:Sheet1.G64" chart:data-source-has-labels="both" svg:x="0.77cm" svg:y="1.64cm" svg:width="12.765cm" svg:height="6.76cm">
          <chartooo:coordinate-region svg:x="1.439cm" svg:y="1.85cm" svg:width="11.743cm" svg:height="5.461cm"/>
          <chart:axis chart:dimension="x" chart:name="primary-x" chart:style-name="ch5">
            <chart:categories table:cell-range-address="Sheet1.A52:Sheet1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2:Sheet1.B64" chart:label-cell-address="Sheet1.B51:Sheet1.B51" chart:class="chart:bar">
            <chart:data-point chart:repeated="13"/>
          </chart:series>
          <chart:series chart:style-name="ch9" chart:values-cell-range-address="Sheet1.C52:Sheet1.C64" chart:label-cell-address="Sheet1.C51:Sheet1.C51" chart:class="chart:bar">
            <chart:data-point chart:repeated="13"/>
          </chart:series>
          <chart:series chart:style-name="ch10" chart:values-cell-range-address="Sheet1.D52:Sheet1.D64" chart:label-cell-address="Sheet1.D51:Sheet1.D51" chart:class="chart:bar">
            <chart:data-point chart:repeated="13"/>
          </chart:series>
          <chart:series chart:style-name="ch11" chart:values-cell-range-address="Sheet1.E52:Sheet1.E64" chart:label-cell-address="Sheet1.E51:Sheet1.E51" chart:class="chart:bar">
            <chart:data-point chart:repeated="13"/>
          </chart:series>
          <chart:series chart:style-name="ch12" chart:values-cell-range-address="Sheet1.F52:Sheet1.F64" chart:label-cell-address="Sheet1.F51:Sheet1.F51" chart:class="chart:bar">
            <chart:data-point chart:repeated="13"/>
          </chart:series>
          <chart:series chart:style-name="ch13" chart:values-cell-range-address="Sheet1.G52:Sheet1.G64" chart:label-cell-address="Sheet1.G51:Sheet1.G5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51:Sheet1.B51</svg:desc>
                </draw:g>
              </table:table-cell>
              <table:table-cell office:value-type="string">
                <text:p>EC6.2</text:p>
                <draw:g>
                  <svg:desc>Sheet1.C51:Sheet1.C51</svg:desc>
                </draw:g>
              </table:table-cell>
              <table:table-cell office:value-type="string">
                <text:p>EC6.3</text:p>
                <draw:g>
                  <svg:desc>Sheet1.D51:Sheet1.D51</svg:desc>
                </draw:g>
              </table:table-cell>
              <table:table-cell office:value-type="string">
                <text:p>EC6.4</text:p>
                <draw:g>
                  <svg:desc>Sheet1.E51:Sheet1.E51</svg:desc>
                </draw:g>
              </table:table-cell>
              <table:table-cell office:value-type="string">
                <text:p>EC6.5</text:p>
                <draw:g>
                  <svg:desc>Sheet1.F51:Sheet1.F51</svg:desc>
                </draw:g>
              </table:table-cell>
              <table:table-cell office:value-type="string">
                <text:p>EC6.6</text:p>
                <draw:g>
                  <svg:desc>Sheet1.G51:Sheet1.G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52:Sheet1.A64</svg:desc>
                </draw:g>
              </table:table-cell>
              <table:table-cell office:value-type="float" office:value="0">
                <text:p>0</text:p>
                <draw:g>
                  <svg:desc>Sheet1.B52:Sheet1.B64</svg:desc>
                </draw:g>
              </table:table-cell>
              <table:table-cell office:value-type="float" office:value="8">
                <text:p>8</text:p>
                <draw:g>
                  <svg:desc>Sheet1.C52:Sheet1.C64</svg:desc>
                </draw:g>
              </table:table-cell>
              <table:table-cell office:value-type="float" office:value="0">
                <text:p>0</text:p>
                <draw:g>
                  <svg:desc>Sheet1.D52:Sheet1.D64</svg:desc>
                </draw:g>
              </table:table-cell>
              <table:table-cell office:value-type="float" office:value="0">
                <text:p>0</text:p>
                <draw:g>
                  <svg:desc>Sheet1.E52:Sheet1.E64</svg:desc>
                </draw:g>
              </table:table-cell>
              <table:table-cell office:value-type="float" office:value="0">
                <text:p>0</text:p>
                <draw:g>
                  <svg:desc>Sheet1.F52:Sheet1.F64</svg:desc>
                </draw:g>
              </table:table-cell>
              <table:table-cell office:value-type="float" office:value="0">
                <text:p>0</text:p>
                <draw:g>
                  <svg:desc>Sheet1.G52:Sheet1.G64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77cm" svg:y="0.315cm" chart:style-name="ch2">
          <text:p>hCluster Method= ward distance Method = euclidean</text:p>
        </chart:title>
        <chart:legend chart:legend-position="end" svg:x="14.175cm" svg:y="3.014cm" chart:style-name="ch3"/>
        <chart:plot-area chart:style-name="ch4" table:cell-range-address="Sheet1.A68:Sheet1.G87" chart:data-source-has-labels="both" svg:x="0.77cm" svg:y="1.64cm" svg:width="12.765cm" svg:height="6.76cm">
          <chartooo:coordinate-region svg:x="1.23cm" svg:y="1.85cm" svg:width="11.814cm" svg:height="5.461cm"/>
          <chart:axis chart:dimension="x" chart:name="primary-x" chart:style-name="ch5">
            <chart:categories table:cell-range-address="Sheet1.A69:Sheet1.A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9:Sheet1.B87" chart:label-cell-address="Sheet1.B68:Sheet1.B68" chart:class="chart:bar">
            <chart:data-point chart:repeated="19"/>
          </chart:series>
          <chart:series chart:style-name="ch9" chart:values-cell-range-address="Sheet1.C69:Sheet1.C87" chart:label-cell-address="Sheet1.C68:Sheet1.C68" chart:class="chart:bar">
            <chart:data-point chart:repeated="19"/>
          </chart:series>
          <chart:series chart:style-name="ch10" chart:values-cell-range-address="Sheet1.D69:Sheet1.D87" chart:label-cell-address="Sheet1.D68:Sheet1.D68" chart:class="chart:bar">
            <chart:data-point chart:repeated="19"/>
          </chart:series>
          <chart:series chart:style-name="ch11" chart:values-cell-range-address="Sheet1.E69:Sheet1.E87" chart:label-cell-address="Sheet1.E68:Sheet1.E68" chart:class="chart:bar">
            <chart:data-point chart:repeated="19"/>
          </chart:series>
          <chart:series chart:style-name="ch12" chart:values-cell-range-address="Sheet1.F69:Sheet1.F87" chart:label-cell-address="Sheet1.F68:Sheet1.F68" chart:class="chart:bar">
            <chart:data-point chart:repeated="19"/>
          </chart:series>
          <chart:series chart:style-name="ch13" chart:values-cell-range-address="Sheet1.G69:Sheet1.G87" chart:label-cell-address="Sheet1.G68:Sheet1.G68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68:Sheet1.B68</svg:desc>
                </draw:g>
              </table:table-cell>
              <table:table-cell office:value-type="string">
                <text:p>EC6.2</text:p>
                <draw:g>
                  <svg:desc>Sheet1.C68:Sheet1.C68</svg:desc>
                </draw:g>
              </table:table-cell>
              <table:table-cell office:value-type="string">
                <text:p>EC6.3</text:p>
                <draw:g>
                  <svg:desc>Sheet1.D68:Sheet1.D68</svg:desc>
                </draw:g>
              </table:table-cell>
              <table:table-cell office:value-type="string">
                <text:p>EC6.4</text:p>
                <draw:g>
                  <svg:desc>Sheet1.E68:Sheet1.E68</svg:desc>
                </draw:g>
              </table:table-cell>
              <table:table-cell office:value-type="string">
                <text:p>EC6.5</text:p>
                <draw:g>
                  <svg:desc>Sheet1.F68:Sheet1.F68</svg:desc>
                </draw:g>
              </table:table-cell>
              <table:table-cell office:value-type="string">
                <text:p>EC6.6</text:p>
                <draw:g>
                  <svg:desc>Sheet1.G68:Sheet1.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69:Sheet1.A87</svg:desc>
                </draw:g>
              </table:table-cell>
              <table:table-cell office:value-type="float" office:value="0">
                <text:p>0</text:p>
                <draw:g>
                  <svg:desc>Sheet1.B69:Sheet1.B87</svg:desc>
                </draw:g>
              </table:table-cell>
              <table:table-cell office:value-type="float" office:value="8">
                <text:p>8</text:p>
                <draw:g>
                  <svg:desc>Sheet1.C69:Sheet1.C87</svg:desc>
                </draw:g>
              </table:table-cell>
              <table:table-cell office:value-type="float" office:value="0">
                <text:p>0</text:p>
                <draw:g>
                  <svg:desc>Sheet1.D69:Sheet1.D87</svg:desc>
                </draw:g>
              </table:table-cell>
              <table:table-cell office:value-type="float" office:value="0">
                <text:p>0</text:p>
                <draw:g>
                  <svg:desc>Sheet1.E69:Sheet1.E87</svg:desc>
                </draw:g>
              </table:table-cell>
              <table:table-cell office:value-type="float" office:value="0">
                <text:p>0</text:p>
                <draw:g>
                  <svg:desc>Sheet1.F69:Sheet1.F87</svg:desc>
                </draw:g>
              </table:table-cell>
              <table:table-cell office:value-type="float" office:value="0">
                <text:p>0</text:p>
                <draw:g>
                  <svg:desc>Sheet1.G69:Sheet1.G87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17cm" svg:y="0.315cm" chart:style-name="ch2">
          <text:p>hCluster Method= ward distance Method = maximum</text:p>
        </chart:title>
        <chart:legend chart:legend-position="end" svg:x="14.175cm" svg:y="3.014cm" chart:style-name="ch3"/>
        <chart:plot-area chart:style-name="ch4" table:cell-range-address="Sheet1.A90:Sheet1.G98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91:Sheet1.A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1:Sheet1.B98" chart:label-cell-address="Sheet1.B90:Sheet1.B90" chart:class="chart:bar">
            <chart:data-point chart:repeated="8"/>
          </chart:series>
          <chart:series chart:style-name="ch9" chart:values-cell-range-address="Sheet1.C91:Sheet1.C98" chart:label-cell-address="Sheet1.C90:Sheet1.C90" chart:class="chart:bar">
            <chart:data-point chart:repeated="8"/>
          </chart:series>
          <chart:series chart:style-name="ch10" chart:values-cell-range-address="Sheet1.D91:Sheet1.D98" chart:label-cell-address="Sheet1.D90:Sheet1.D90" chart:class="chart:bar">
            <chart:data-point chart:repeated="8"/>
          </chart:series>
          <chart:series chart:style-name="ch11" chart:values-cell-range-address="Sheet1.E91:Sheet1.E98" chart:label-cell-address="Sheet1.E90:Sheet1.E90" chart:class="chart:bar">
            <chart:data-point chart:repeated="8"/>
          </chart:series>
          <chart:series chart:style-name="ch12" chart:values-cell-range-address="Sheet1.F91:Sheet1.F98" chart:label-cell-address="Sheet1.F90:Sheet1.F90" chart:class="chart:bar">
            <chart:data-point chart:repeated="8"/>
          </chart:series>
          <chart:series chart:style-name="ch13" chart:values-cell-range-address="Sheet1.G91:Sheet1.G98" chart:label-cell-address="Sheet1.G90:Sheet1.G90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90:Sheet1.B90</svg:desc>
                </draw:g>
              </table:table-cell>
              <table:table-cell office:value-type="string">
                <text:p>EC6.2</text:p>
                <draw:g>
                  <svg:desc>Sheet1.C90:Sheet1.C90</svg:desc>
                </draw:g>
              </table:table-cell>
              <table:table-cell office:value-type="string">
                <text:p>EC6.3</text:p>
                <draw:g>
                  <svg:desc>Sheet1.D90:Sheet1.D90</svg:desc>
                </draw:g>
              </table:table-cell>
              <table:table-cell office:value-type="string">
                <text:p>EC6.4</text:p>
                <draw:g>
                  <svg:desc>Sheet1.E90:Sheet1.E90</svg:desc>
                </draw:g>
              </table:table-cell>
              <table:table-cell office:value-type="string">
                <text:p>EC6.5</text:p>
                <draw:g>
                  <svg:desc>Sheet1.F90:Sheet1.F90</svg:desc>
                </draw:g>
              </table:table-cell>
              <table:table-cell office:value-type="string">
                <text:p>EC6.6</text:p>
                <draw:g>
                  <svg:desc>Sheet1.G90:Sheet1.G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91:Sheet1.A98</svg:desc>
                </draw:g>
              </table:table-cell>
              <table:table-cell office:value-type="float" office:value="0">
                <text:p>0</text:p>
                <draw:g>
                  <svg:desc>Sheet1.B91:Sheet1.B98</svg:desc>
                </draw:g>
              </table:table-cell>
              <table:table-cell office:value-type="float" office:value="8">
                <text:p>8</text:p>
                <draw:g>
                  <svg:desc>Sheet1.C91:Sheet1.C98</svg:desc>
                </draw:g>
              </table:table-cell>
              <table:table-cell office:value-type="float" office:value="0">
                <text:p>0</text:p>
                <draw:g>
                  <svg:desc>Sheet1.D91:Sheet1.D98</svg:desc>
                </draw:g>
              </table:table-cell>
              <table:table-cell office:value-type="float" office:value="0">
                <text:p>0</text:p>
                <draw:g>
                  <svg:desc>Sheet1.E91:Sheet1.E98</svg:desc>
                </draw:g>
              </table:table-cell>
              <table:table-cell office:value-type="float" office:value="0">
                <text:p>0</text:p>
                <draw:g>
                  <svg:desc>Sheet1.F91:Sheet1.F98</svg:desc>
                </draw:g>
              </table:table-cell>
              <table:table-cell office:value-type="float" office:value="0">
                <text:p>0</text:p>
                <draw:g>
                  <svg:desc>Sheet1.G91:Sheet1.G98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77cm" svg:y="0.315cm" chart:style-name="ch2">
          <text:p>hCluster Method= ward distance Method = euclidean</text:p>
        </chart:title>
        <chart:legend chart:legend-position="end" svg:x="14.175cm" svg:y="3.014cm" chart:style-name="ch3"/>
        <chart:plot-area chart:style-name="ch4" table:cell-range-address="Sheet1.A101:Sheet1.G114" chart:data-source-has-labels="both" svg:x="0.77cm" svg:y="1.64cm" svg:width="12.765cm" svg:height="6.76cm">
          <chartooo:coordinate-region svg:x="1.439cm" svg:y="1.85cm" svg:width="11.743cm" svg:height="5.461cm"/>
          <chart:axis chart:dimension="x" chart:name="primary-x" chart:style-name="ch5">
            <chart:categories table:cell-range-address="Sheet1.A102:Sheet1.A1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2:Sheet1.B114" chart:label-cell-address="Sheet1.B101:Sheet1.B101" chart:class="chart:bar">
            <chart:data-point chart:repeated="13"/>
          </chart:series>
          <chart:series chart:style-name="ch9" chart:values-cell-range-address="Sheet1.C102:Sheet1.C114" chart:label-cell-address="Sheet1.C101:Sheet1.C101" chart:class="chart:bar">
            <chart:data-point chart:repeated="13"/>
          </chart:series>
          <chart:series chart:style-name="ch10" chart:values-cell-range-address="Sheet1.D102:Sheet1.D114" chart:label-cell-address="Sheet1.D101:Sheet1.D101" chart:class="chart:bar">
            <chart:data-point chart:repeated="13"/>
          </chart:series>
          <chart:series chart:style-name="ch11" chart:values-cell-range-address="Sheet1.E102:Sheet1.E114" chart:label-cell-address="Sheet1.E101:Sheet1.E101" chart:class="chart:bar">
            <chart:data-point chart:repeated="13"/>
          </chart:series>
          <chart:series chart:style-name="ch12" chart:values-cell-range-address="Sheet1.F102:Sheet1.F114" chart:label-cell-address="Sheet1.F101:Sheet1.F101" chart:class="chart:bar">
            <chart:data-point chart:repeated="13"/>
          </chart:series>
          <chart:series chart:style-name="ch13" chart:values-cell-range-address="Sheet1.G102:Sheet1.G114" chart:label-cell-address="Sheet1.G101:Sheet1.G10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01:Sheet1.B101</svg:desc>
                </draw:g>
              </table:table-cell>
              <table:table-cell office:value-type="string">
                <text:p>EC6.2</text:p>
                <draw:g>
                  <svg:desc>Sheet1.C101:Sheet1.C101</svg:desc>
                </draw:g>
              </table:table-cell>
              <table:table-cell office:value-type="string">
                <text:p>EC6.3</text:p>
                <draw:g>
                  <svg:desc>Sheet1.D101:Sheet1.D101</svg:desc>
                </draw:g>
              </table:table-cell>
              <table:table-cell office:value-type="string">
                <text:p>EC6.4</text:p>
                <draw:g>
                  <svg:desc>Sheet1.E101:Sheet1.E101</svg:desc>
                </draw:g>
              </table:table-cell>
              <table:table-cell office:value-type="string">
                <text:p>EC6.5</text:p>
                <draw:g>
                  <svg:desc>Sheet1.F101:Sheet1.F101</svg:desc>
                </draw:g>
              </table:table-cell>
              <table:table-cell office:value-type="string">
                <text:p>EC6.6</text:p>
                <draw:g>
                  <svg:desc>Sheet1.G101:Sheet1.G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02:Sheet1.A114</svg:desc>
                </draw:g>
              </table:table-cell>
              <table:table-cell office:value-type="float" office:value="0">
                <text:p>0</text:p>
                <draw:g>
                  <svg:desc>Sheet1.B102:Sheet1.B114</svg:desc>
                </draw:g>
              </table:table-cell>
              <table:table-cell office:value-type="float" office:value="8">
                <text:p>8</text:p>
                <draw:g>
                  <svg:desc>Sheet1.C102:Sheet1.C114</svg:desc>
                </draw:g>
              </table:table-cell>
              <table:table-cell office:value-type="float" office:value="0">
                <text:p>0</text:p>
                <draw:g>
                  <svg:desc>Sheet1.D102:Sheet1.D114</svg:desc>
                </draw:g>
              </table:table-cell>
              <table:table-cell office:value-type="float" office:value="0">
                <text:p>0</text:p>
                <draw:g>
                  <svg:desc>Sheet1.E102:Sheet1.E114</svg:desc>
                </draw:g>
              </table:table-cell>
              <table:table-cell office:value-type="float" office:value="0">
                <text:p>0</text:p>
                <draw:g>
                  <svg:desc>Sheet1.F102:Sheet1.F114</svg:desc>
                </draw:g>
              </table:table-cell>
              <table:table-cell office:value-type="float" office:value="0">
                <text:p>0</text:p>
                <draw:g>
                  <svg:desc>Sheet1.G102:Sheet1.G114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5cm" chart:style-name="ch2">
          <text:p>hCluster Method= ward distance Method = canberra</text:p>
        </chart:title>
        <chart:legend chart:legend-position="end" svg:x="14.175cm" svg:y="3.014cm" chart:style-name="ch3"/>
        <chart:plot-area chart:style-name="ch4" table:cell-range-address="Sheet1.A117:Sheet1.G129" chart:data-source-has-labels="both" svg:x="0.77cm" svg:y="1.64cm" svg:width="12.765cm" svg:height="6.76cm">
          <chartooo:coordinate-region svg:x="1.439cm" svg:y="1.851cm" svg:width="11.781cm" svg:height="5.46cm"/>
          <chart:axis chart:dimension="x" chart:name="primary-x" chart:style-name="ch5">
            <chart:categories table:cell-range-address="Sheet1.A118:Sheet1.A1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8:Sheet1.B129" chart:label-cell-address="Sheet1.B117:Sheet1.B117" chart:class="chart:bar">
            <chart:data-point chart:repeated="12"/>
          </chart:series>
          <chart:series chart:style-name="ch9" chart:values-cell-range-address="Sheet1.C118:Sheet1.C129" chart:label-cell-address="Sheet1.C117:Sheet1.C117" chart:class="chart:bar">
            <chart:data-point chart:repeated="12"/>
          </chart:series>
          <chart:series chart:style-name="ch10" chart:values-cell-range-address="Sheet1.D118:Sheet1.D129" chart:label-cell-address="Sheet1.D117:Sheet1.D117" chart:class="chart:bar">
            <chart:data-point chart:repeated="12"/>
          </chart:series>
          <chart:series chart:style-name="ch11" chart:values-cell-range-address="Sheet1.E118:Sheet1.E129" chart:label-cell-address="Sheet1.E117:Sheet1.E117" chart:class="chart:bar">
            <chart:data-point chart:repeated="12"/>
          </chart:series>
          <chart:series chart:style-name="ch12" chart:values-cell-range-address="Sheet1.F118:Sheet1.F129" chart:label-cell-address="Sheet1.F117:Sheet1.F117" chart:class="chart:bar">
            <chart:data-point chart:repeated="12"/>
          </chart:series>
          <chart:series chart:style-name="ch13" chart:values-cell-range-address="Sheet1.G118:Sheet1.G129" chart:label-cell-address="Sheet1.G117:Sheet1.G11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17:Sheet1.B117</svg:desc>
                </draw:g>
              </table:table-cell>
              <table:table-cell office:value-type="string">
                <text:p>EC6.2</text:p>
                <draw:g>
                  <svg:desc>Sheet1.C117:Sheet1.C117</svg:desc>
                </draw:g>
              </table:table-cell>
              <table:table-cell office:value-type="string">
                <text:p>EC6.3</text:p>
                <draw:g>
                  <svg:desc>Sheet1.D117:Sheet1.D117</svg:desc>
                </draw:g>
              </table:table-cell>
              <table:table-cell office:value-type="string">
                <text:p>EC6.4</text:p>
                <draw:g>
                  <svg:desc>Sheet1.E117:Sheet1.E117</svg:desc>
                </draw:g>
              </table:table-cell>
              <table:table-cell office:value-type="string">
                <text:p>EC6.5</text:p>
                <draw:g>
                  <svg:desc>Sheet1.F117:Sheet1.F117</svg:desc>
                </draw:g>
              </table:table-cell>
              <table:table-cell office:value-type="string">
                <text:p>EC6.6</text:p>
                <draw:g>
                  <svg:desc>Sheet1.G117:Sheet1.G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18:Sheet1.A129</svg:desc>
                </draw:g>
              </table:table-cell>
              <table:table-cell office:value-type="float" office:value="0">
                <text:p>0</text:p>
                <draw:g>
                  <svg:desc>Sheet1.B118:Sheet1.B129</svg:desc>
                </draw:g>
              </table:table-cell>
              <table:table-cell office:value-type="float" office:value="3">
                <text:p>3</text:p>
                <draw:g>
                  <svg:desc>Sheet1.C118:Sheet1.C129</svg:desc>
                </draw:g>
              </table:table-cell>
              <table:table-cell office:value-type="float" office:value="0">
                <text:p>0</text:p>
                <draw:g>
                  <svg:desc>Sheet1.D118:Sheet1.D129</svg:desc>
                </draw:g>
              </table:table-cell>
              <table:table-cell office:value-type="float" office:value="0">
                <text:p>0</text:p>
                <draw:g>
                  <svg:desc>Sheet1.E118:Sheet1.E129</svg:desc>
                </draw:g>
              </table:table-cell>
              <table:table-cell office:value-type="float" office:value="0">
                <text:p>0</text:p>
                <draw:g>
                  <svg:desc>Sheet1.F118:Sheet1.F129</svg:desc>
                </draw:g>
              </table:table-cell>
              <table:table-cell office:value-type="float" office:value="0">
                <text:p>0</text:p>
                <draw:g>
                  <svg:desc>Sheet1.G118:Sheet1.G129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7cm" svg:y="0.315cm" chart:style-name="ch2">
          <text:p>hCluster Method= ward distance Method = minkowski</text:p>
        </chart:title>
        <chart:legend chart:legend-position="end" svg:x="14.175cm" svg:y="3.014cm" chart:style-name="ch3"/>
        <chart:plot-area chart:style-name="ch4" table:cell-range-address="Sheet1.A136:Sheet1.G154" chart:data-source-has-labels="both" svg:x="0.77cm" svg:y="1.64cm" svg:width="12.765cm" svg:height="6.76cm">
          <chartooo:coordinate-region svg:x="1.23cm" svg:y="1.85cm" svg:width="12.305cm" svg:height="5.461cm"/>
          <chart:axis chart:dimension="x" chart:name="primary-x" chart:style-name="ch5">
            <chart:categories table:cell-range-address="Sheet1.A137:Sheet1.A1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7:Sheet1.B154" chart:label-cell-address="Sheet1.B136:Sheet1.B136" chart:class="chart:bar">
            <chart:data-point chart:repeated="18"/>
          </chart:series>
          <chart:series chart:style-name="ch9" chart:values-cell-range-address="Sheet1.C137:Sheet1.C154" chart:label-cell-address="Sheet1.C136:Sheet1.C136" chart:class="chart:bar">
            <chart:data-point chart:repeated="18"/>
          </chart:series>
          <chart:series chart:style-name="ch10" chart:values-cell-range-address="Sheet1.D137:Sheet1.D154" chart:label-cell-address="Sheet1.D136:Sheet1.D136" chart:class="chart:bar">
            <chart:data-point chart:repeated="18"/>
          </chart:series>
          <chart:series chart:style-name="ch11" chart:values-cell-range-address="Sheet1.E137:Sheet1.E154" chart:label-cell-address="Sheet1.E136:Sheet1.E136" chart:class="chart:bar">
            <chart:data-point chart:repeated="18"/>
          </chart:series>
          <chart:series chart:style-name="ch12" chart:values-cell-range-address="Sheet1.F137:Sheet1.F154" chart:label-cell-address="Sheet1.F136:Sheet1.F136" chart:class="chart:bar">
            <chart:data-point chart:repeated="18"/>
          </chart:series>
          <chart:series chart:style-name="ch13" chart:values-cell-range-address="Sheet1.G137:Sheet1.G154" chart:label-cell-address="Sheet1.G136:Sheet1.G136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36:Sheet1.B136</svg:desc>
                </draw:g>
              </table:table-cell>
              <table:table-cell office:value-type="string">
                <text:p>EC6.2</text:p>
                <draw:g>
                  <svg:desc>Sheet1.C136:Sheet1.C136</svg:desc>
                </draw:g>
              </table:table-cell>
              <table:table-cell office:value-type="string">
                <text:p>EC6.3</text:p>
                <draw:g>
                  <svg:desc>Sheet1.D136:Sheet1.D136</svg:desc>
                </draw:g>
              </table:table-cell>
              <table:table-cell office:value-type="string">
                <text:p>EC6.4</text:p>
                <draw:g>
                  <svg:desc>Sheet1.E136:Sheet1.E136</svg:desc>
                </draw:g>
              </table:table-cell>
              <table:table-cell office:value-type="string">
                <text:p>EC6.5</text:p>
                <draw:g>
                  <svg:desc>Sheet1.F136:Sheet1.F136</svg:desc>
                </draw:g>
              </table:table-cell>
              <table:table-cell office:value-type="string">
                <text:p>EC6.6</text:p>
                <draw:g>
                  <svg:desc>Sheet1.G136:Sheet1.G1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37:Sheet1.A154</svg:desc>
                </draw:g>
              </table:table-cell>
              <table:table-cell office:value-type="float" office:value="0">
                <text:p>0</text:p>
                <draw:g>
                  <svg:desc>Sheet1.B137:Sheet1.B154</svg:desc>
                </draw:g>
              </table:table-cell>
              <table:table-cell office:value-type="float" office:value="8">
                <text:p>8</text:p>
                <draw:g>
                  <svg:desc>Sheet1.C137:Sheet1.C154</svg:desc>
                </draw:g>
              </table:table-cell>
              <table:table-cell office:value-type="float" office:value="0">
                <text:p>0</text:p>
                <draw:g>
                  <svg:desc>Sheet1.D137:Sheet1.D154</svg:desc>
                </draw:g>
              </table:table-cell>
              <table:table-cell office:value-type="float" office:value="0">
                <text:p>0</text:p>
                <draw:g>
                  <svg:desc>Sheet1.E137:Sheet1.E154</svg:desc>
                </draw:g>
              </table:table-cell>
              <table:table-cell office:value-type="float" office:value="0">
                <text:p>0</text:p>
                <draw:g>
                  <svg:desc>Sheet1.F137:Sheet1.F154</svg:desc>
                </draw:g>
              </table:table-cell>
              <table:table-cell office:value-type="float" office:value="0">
                <text:p>0</text:p>
                <draw:g>
                  <svg:desc>Sheet1.G137:Sheet1.G154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87cm" svg:y="0.315cm" chart:style-name="ch2">
          <text:p>hCluster Method= single distance Method = euclidean</text:p>
        </chart:title>
        <chart:legend chart:legend-position="end" svg:x="14.175cm" svg:y="3.014cm" chart:style-name="ch3"/>
        <chart:plot-area chart:style-name="ch4" table:cell-range-address="Sheet1.A157:Sheet1.G165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158:Sheet1.A1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8:Sheet1.B165" chart:label-cell-address="Sheet1.B157:Sheet1.B157" chart:class="chart:bar">
            <chart:data-point chart:repeated="8"/>
          </chart:series>
          <chart:series chart:style-name="ch9" chart:values-cell-range-address="Sheet1.C158:Sheet1.C165" chart:label-cell-address="Sheet1.C157:Sheet1.C157" chart:class="chart:bar">
            <chart:data-point chart:repeated="8"/>
          </chart:series>
          <chart:series chart:style-name="ch10" chart:values-cell-range-address="Sheet1.D158:Sheet1.D165" chart:label-cell-address="Sheet1.D157:Sheet1.D157" chart:class="chart:bar">
            <chart:data-point chart:repeated="8"/>
          </chart:series>
          <chart:series chart:style-name="ch11" chart:values-cell-range-address="Sheet1.E158:Sheet1.E165" chart:label-cell-address="Sheet1.E157:Sheet1.E157" chart:class="chart:bar">
            <chart:data-point chart:repeated="8"/>
          </chart:series>
          <chart:series chart:style-name="ch12" chart:values-cell-range-address="Sheet1.F158:Sheet1.F165" chart:label-cell-address="Sheet1.F157:Sheet1.F157" chart:class="chart:bar">
            <chart:data-point chart:repeated="8"/>
          </chart:series>
          <chart:series chart:style-name="ch13" chart:values-cell-range-address="Sheet1.G158:Sheet1.G165" chart:label-cell-address="Sheet1.G157:Sheet1.G157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57:Sheet1.B157</svg:desc>
                </draw:g>
              </table:table-cell>
              <table:table-cell office:value-type="string">
                <text:p>EC6.2</text:p>
                <draw:g>
                  <svg:desc>Sheet1.C157:Sheet1.C157</svg:desc>
                </draw:g>
              </table:table-cell>
              <table:table-cell office:value-type="string">
                <text:p>EC6.3</text:p>
                <draw:g>
                  <svg:desc>Sheet1.D157:Sheet1.D157</svg:desc>
                </draw:g>
              </table:table-cell>
              <table:table-cell office:value-type="string">
                <text:p>EC6.4</text:p>
                <draw:g>
                  <svg:desc>Sheet1.E157:Sheet1.E157</svg:desc>
                </draw:g>
              </table:table-cell>
              <table:table-cell office:value-type="string">
                <text:p>EC6.5</text:p>
                <draw:g>
                  <svg:desc>Sheet1.F157:Sheet1.F157</svg:desc>
                </draw:g>
              </table:table-cell>
              <table:table-cell office:value-type="string">
                <text:p>EC6.6</text:p>
                <draw:g>
                  <svg:desc>Sheet1.G157:Sheet1.G1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58:Sheet1.A165</svg:desc>
                </draw:g>
              </table:table-cell>
              <table:table-cell office:value-type="float" office:value="0">
                <text:p>0</text:p>
                <draw:g>
                  <svg:desc>Sheet1.B158:Sheet1.B165</svg:desc>
                </draw:g>
              </table:table-cell>
              <table:table-cell office:value-type="float" office:value="8">
                <text:p>8</text:p>
                <draw:g>
                  <svg:desc>Sheet1.C158:Sheet1.C165</svg:desc>
                </draw:g>
              </table:table-cell>
              <table:table-cell office:value-type="float" office:value="0">
                <text:p>0</text:p>
                <draw:g>
                  <svg:desc>Sheet1.D158:Sheet1.D165</svg:desc>
                </draw:g>
              </table:table-cell>
              <table:table-cell office:value-type="float" office:value="0">
                <text:p>0</text:p>
                <draw:g>
                  <svg:desc>Sheet1.E158:Sheet1.E165</svg:desc>
                </draw:g>
              </table:table-cell>
              <table:table-cell office:value-type="float" office:value="0">
                <text:p>0</text:p>
                <draw:g>
                  <svg:desc>Sheet1.F158:Sheet1.F165</svg:desc>
                </draw:g>
              </table:table-cell>
              <table:table-cell office:value-type="float" office:value="0">
                <text:p>0</text:p>
                <draw:g>
                  <svg:desc>Sheet1.G158:Sheet1.G165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